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0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Без_20_имени1" style:base-cell-address="Лист1.G4"/>
      <style:map style:condition="cell-content()=0" style:apply-style-name="Без_20_имени2" style:base-cell-address="Лист1.G4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map style:condition="cell-content()=1" style:apply-style-name="Без_20_имени1" style:base-cell-address="Лист1.G4"/>
      <style:map style:condition="cell-content()=0" style:apply-style-name="Без_20_имени2" style:base-cell-address="Лист1.G4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Без_20_имени1" style:base-cell-address="Лист1.G4"/>
      <style:map style:condition="cell-content()=0" style:apply-style-name="Без_20_имени2" style:base-cell-address="Лист1.G4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1" style:apply-style-name="Без_20_имени1" style:base-cell-address="Лист1.G4"/>
      <style:map style:condition="cell-content()=0" style:apply-style-name="Без_20_имени2" style:base-cell-address="Лист1.G4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="none"/>
      <style:map style:condition="cell-content()=1" style:apply-style-name="Без_20_имени1" style:base-cell-address="Лист1.G4"/>
      <style:map style:condition="cell-content()=0" style:apply-style-name="Без_20_имени2" style:base-cell-address="Лист1.G4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0"/>
    <style:style style:name="ce41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5" table:default-cell-style-name="ce30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style-name="ce1"/>
          <table:table-cell table:style-name="ce15" office:value-type="string" calcext:value-type="string">
            <text:p>А=</text:p>
          </table:table-cell>
          <table:table-cell office:value-type="float" office:value="3627" calcext:value-type="float">
            <text:p>3627</text:p>
          </table:table-cell>
          <table:table-cell table:style-name="ce4" table:number-columns-repeated="11"/>
          <table:table-cell table:number-columns-repeated="21"/>
        </table:table-row>
        <table:table-row table:style-name="ro1">
          <table:table-cell table:style-name="ce2"/>
          <table:table-cell table:style-name="ce6" office:value-type="string" calcext:value-type="string">
            <text:p>С=</text:p>
          </table:table-cell>
          <table:table-cell office:value-type="float" office:value="19936" calcext:value-type="float">
            <text:p>19936</text:p>
          </table:table-cell>
          <table:table-cell table:number-columns-repeated="32"/>
        </table:table-row>
        <table:table-row table:style-name="ro1">
          <table:table-cell table:number-columns-repeated="35"/>
        </table:table-row>
        <table:table-row table:style-name="ro1">
          <table:table-cell table:style-name="ce3" office:value-type="string" calcext:value-type="string">
            <text:p>Х1</text:p>
          </table:table-cell>
          <table:table-cell table:style-name="ce15" office:value-type="string" calcext:value-type="string">
            <text:p>А=</text:p>
          </table:table-cell>
          <table:table-cell table:style-name="ce7" table:formula="of:=[.C1]" office:value-type="float" office:value="3627" calcext:value-type="float">
            <text:p>3627</text:p>
          </table:table-cell>
          <table:table-cell table:style-name="ce15"/>
          <table:table-cell table:style-name="ce15" office:value-type="string" calcext:value-type="string">
            <text:p>В1=</text:p>
          </table:table-cell>
          <table:table-cell table:style-name="ce15"/>
          <table:table-cell table:style-name="ce24" table:formula="of:=MOD(INT([.C4]/32768);2)" office:value-type="float" office:value="0" calcext:value-type="float">
            <text:p>0</text:p>
          </table:table-cell>
          <table:table-cell table:style-name="ce32" table:formula="of:=MOD(INT([.C4]/16374);2)" office:value-type="float" office:value="0" calcext:value-type="float">
            <text:p>0</text:p>
          </table:table-cell>
          <table:table-cell table:style-name="ce32" table:formula="of:=MOD(INT([.C4]/8192);2)" office:value-type="float" office:value="0" calcext:value-type="float">
            <text:p>0</text:p>
          </table:table-cell>
          <table:table-cell table:style-name="ce32" table:formula="of:=MOD(INT([.C4]/409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32" table:formula="of:=MOD(INT([.C4]/2048);2)" office:value-type="float" office:value="1" calcext:value-type="float">
            <text:p>1</text:p>
          </table:table-cell>
          <table:table-cell table:style-name="ce11" table:formula="of:=MOD(INT([.C4]/1024);2)" office:value-type="float" office:value="1" calcext:value-type="float">
            <text:p>1</text:p>
          </table:table-cell>
          <table:table-cell table:style-name="ce11" table:formula="of:=MOD(INT([.C4]/512);2)" office:value-type="float" office:value="1" calcext:value-type="float">
            <text:p>1</text:p>
          </table:table-cell>
          <table:table-cell table:style-name="ce11" table:formula="of:=MOD(INT([.C4]/25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4]/128);2)" office:value-type="float" office:value="0" calcext:value-type="float">
            <text:p>0</text:p>
          </table:table-cell>
          <table:table-cell table:style-name="ce31" table:formula="of:=MOD(INT([.C4]/64);2)" office:value-type="float" office:value="0" calcext:value-type="float">
            <text:p>0</text:p>
          </table:table-cell>
          <table:table-cell table:style-name="ce11" table:formula="of:=MOD(INT([.C4]/32);2)" office:value-type="float" office:value="1" calcext:value-type="float">
            <text:p>1</text:p>
          </table:table-cell>
          <table:table-cell table:style-name="ce11" table:formula="of:=MOD(INT([.C4]/1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4]/8);2)" office:value-type="float" office:value="1" calcext:value-type="float">
            <text:p>1</text:p>
          </table:table-cell>
          <table:table-cell table:style-name="ce11" table:formula="of:=MOD(INT([.C4]/4);2)" office:value-type="float" office:value="0" calcext:value-type="float">
            <text:p>0</text:p>
          </table:table-cell>
          <table:table-cell table:style-name="ce11" table:formula="of:=MOD(INT([.C4]/2);2)" office:value-type="float" office:value="1" calcext:value-type="float">
            <text:p>1</text:p>
          </table:table-cell>
          <table:table-cell table:style-name="ce11" table:formula="of:=MOD([.C4]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2</text:p>
          </table:table-cell>
          <table:table-cell table:style-name="ce6" office:value-type="string" calcext:value-type="string">
            <text:p>С=</text:p>
          </table:table-cell>
          <table:table-cell table:formula="of:=[.C2]" office:value-type="float" office:value="19936" calcext:value-type="float">
            <text:p>19936</text:p>
          </table:table-cell>
          <table:table-cell/>
          <table:table-cell table:style-name="ce15" office:value-type="string" calcext:value-type="string">
            <text:p>В2=</text:p>
          </table:table-cell>
          <table:table-cell/>
          <table:table-cell table:style-name="ce24" table:formula="of:=MOD(INT([.C5]/32768);2)" office:value-type="float" office:value="0" calcext:value-type="float">
            <text:p>0</text:p>
          </table:table-cell>
          <table:table-cell table:style-name="ce32" table:formula="of:=MOD(INT([.C5]/16374);2)" office:value-type="float" office:value="1" calcext:value-type="float">
            <text:p>1</text:p>
          </table:table-cell>
          <table:table-cell table:style-name="ce32" table:formula="of:=MOD(INT([.C5]/8192);2)" office:value-type="float" office:value="0" calcext:value-type="float">
            <text:p>0</text:p>
          </table:table-cell>
          <table:table-cell table:style-name="ce32" table:formula="of:=MOD(INT([.C5]/409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32" table:formula="of:=MOD(INT([.C5]/2048);2)" office:value-type="float" office:value="1" calcext:value-type="float">
            <text:p>1</text:p>
          </table:table-cell>
          <table:table-cell table:style-name="ce11" table:formula="of:=MOD(INT([.C5]/1024);2)" office:value-type="float" office:value="1" calcext:value-type="float">
            <text:p>1</text:p>
          </table:table-cell>
          <table:table-cell table:style-name="ce11" table:formula="of:=MOD(INT([.C5]/512);2)" office:value-type="float" office:value="0" calcext:value-type="float">
            <text:p>0</text:p>
          </table:table-cell>
          <table:table-cell table:style-name="ce11" table:formula="of:=MOD(INT([.C5]/256);2)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5]/128);2)" office:value-type="float" office:value="1" calcext:value-type="float">
            <text:p>1</text:p>
          </table:table-cell>
          <table:table-cell table:style-name="ce31" table:formula="of:=MOD(INT([.C5]/64);2)" office:value-type="float" office:value="1" calcext:value-type="float">
            <text:p>1</text:p>
          </table:table-cell>
          <table:table-cell table:style-name="ce11" table:formula="of:=MOD(INT([.C5]/32);2)" office:value-type="float" office:value="1" calcext:value-type="float">
            <text:p>1</text:p>
          </table:table-cell>
          <table:table-cell table:style-name="ce11" table:formula="of:=MOD(INT([.C5]/1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5]/8);2)" office:value-type="float" office:value="0" calcext:value-type="float">
            <text:p>0</text:p>
          </table:table-cell>
          <table:table-cell table:style-name="ce11" table:formula="of:=MOD(INT([.C5]/4);2)" office:value-type="float" office:value="0" calcext:value-type="float">
            <text:p>0</text:p>
          </table:table-cell>
          <table:table-cell table:style-name="ce11" table:formula="of:=MOD(INT([.C5]/2);2)" office:value-type="float" office:value="0" calcext:value-type="float">
            <text:p>0</text:p>
          </table:table-cell>
          <table:table-cell table:style-name="ce11" table:formula="of:=MOD([.C5];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3</text:p>
          </table:table-cell>
          <table:table-cell table:style-name="ce6" office:value-type="string" calcext:value-type="string">
            <text:p>А+С=</text:p>
          </table:table-cell>
          <table:table-cell table:formula="of:=[.C4]+[.C5]" office:value-type="float" office:value="23563" calcext:value-type="float">
            <text:p>23563</text:p>
          </table:table-cell>
          <table:table-cell/>
          <table:table-cell table:style-name="ce15" office:value-type="string" calcext:value-type="string">
            <text:p>В3=</text:p>
          </table:table-cell>
          <table:table-cell/>
          <table:table-cell table:style-name="ce24" table:formula="of:=MOD(INT([.C6]/32768);2)" office:value-type="float" office:value="0" calcext:value-type="float">
            <text:p>0</text:p>
          </table:table-cell>
          <table:table-cell table:style-name="ce32" table:formula="of:=MOD(INT([.C6]/16374);2)" office:value-type="float" office:value="1" calcext:value-type="float">
            <text:p>1</text:p>
          </table:table-cell>
          <table:table-cell table:style-name="ce32" table:formula="of:=MOD(INT([.C6]/8192);2)" office:value-type="float" office:value="0" calcext:value-type="float">
            <text:p>0</text:p>
          </table:table-cell>
          <table:table-cell table:style-name="ce32" table:formula="of:=MOD(INT([.C6]/4096);2)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32" table:formula="of:=MOD(INT([.C6]/2048);2)" office:value-type="float" office:value="1" calcext:value-type="float">
            <text:p>1</text:p>
          </table:table-cell>
          <table:table-cell table:style-name="ce11" table:formula="of:=MOD(INT([.C6]/1024);2)" office:value-type="float" office:value="1" calcext:value-type="float">
            <text:p>1</text:p>
          </table:table-cell>
          <table:table-cell table:style-name="ce11" table:formula="of:=MOD(INT([.C6]/512);2)" office:value-type="float" office:value="0" calcext:value-type="float">
            <text:p>0</text:p>
          </table:table-cell>
          <table:table-cell table:style-name="ce11" table:formula="of:=MOD(INT([.C6]/25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6]/128);2)" office:value-type="float" office:value="0" calcext:value-type="float">
            <text:p>0</text:p>
          </table:table-cell>
          <table:table-cell table:style-name="ce31" table:formula="of:=MOD(INT([.C6]/64);2)" office:value-type="float" office:value="0" calcext:value-type="float">
            <text:p>0</text:p>
          </table:table-cell>
          <table:table-cell table:style-name="ce11" table:formula="of:=MOD(INT([.C6]/32);2)" office:value-type="float" office:value="0" calcext:value-type="float">
            <text:p>0</text:p>
          </table:table-cell>
          <table:table-cell table:style-name="ce11" table:formula="of:=MOD(INT([.C6]/1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6]/8);2)" office:value-type="float" office:value="1" calcext:value-type="float">
            <text:p>1</text:p>
          </table:table-cell>
          <table:table-cell table:style-name="ce11" table:formula="of:=MOD(INT([.C6]/4);2)" office:value-type="float" office:value="0" calcext:value-type="float">
            <text:p>0</text:p>
          </table:table-cell>
          <table:table-cell table:style-name="ce11" table:formula="of:=MOD(INT([.C6]/2);2)" office:value-type="float" office:value="1" calcext:value-type="float">
            <text:p>1</text:p>
          </table:table-cell>
          <table:table-cell table:style-name="ce11" table:formula="of:=MOD([.C6]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4</text:p>
          </table:table-cell>
          <table:table-cell table:style-name="ce6" office:value-type="string" calcext:value-type="string">
            <text:p>А+С+С=</text:p>
          </table:table-cell>
          <table:table-cell table:formula="of:=[.C6]+[.C5]" office:value-type="float" office:value="43499" calcext:value-type="float">
            <text:p>43499</text:p>
          </table:table-cell>
          <table:table-cell/>
          <table:table-cell table:style-name="ce15" office:value-type="string" calcext:value-type="string">
            <text:p>В4=</text:p>
          </table:table-cell>
          <table:table-cell/>
          <table:table-cell table:style-name="ce24" table:formula="of:=MOD(INT([.C7]/32768);2)" office:value-type="float" office:value="1" calcext:value-type="float">
            <text:p>1</text:p>
          </table:table-cell>
          <table:table-cell table:style-name="ce32" table:formula="of:=MOD(INT([.C7]/16374);2)" office:value-type="float" office:value="0" calcext:value-type="float">
            <text:p>0</text:p>
          </table:table-cell>
          <table:table-cell table:style-name="ce32" table:formula="of:=MOD(INT([.C7]/8192);2)" office:value-type="float" office:value="1" calcext:value-type="float">
            <text:p>1</text:p>
          </table:table-cell>
          <table:table-cell table:style-name="ce32" table:formula="of:=MOD(INT([.C7]/409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32" table:formula="of:=MOD(INT([.C7]/2048);2)" office:value-type="float" office:value="1" calcext:value-type="float">
            <text:p>1</text:p>
          </table:table-cell>
          <table:table-cell table:style-name="ce11" table:formula="of:=MOD(INT([.C7]/1024);2)" office:value-type="float" office:value="0" calcext:value-type="float">
            <text:p>0</text:p>
          </table:table-cell>
          <table:table-cell table:style-name="ce11" table:formula="of:=MOD(INT([.C7]/512);2)" office:value-type="float" office:value="0" calcext:value-type="float">
            <text:p>0</text:p>
          </table:table-cell>
          <table:table-cell table:style-name="ce11" table:formula="of:=MOD(INT([.C7]/256);2)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7]/128);2)" office:value-type="float" office:value="1" calcext:value-type="float">
            <text:p>1</text:p>
          </table:table-cell>
          <table:table-cell table:style-name="ce31" table:formula="of:=MOD(INT([.C7]/64);2)" office:value-type="float" office:value="1" calcext:value-type="float">
            <text:p>1</text:p>
          </table:table-cell>
          <table:table-cell table:style-name="ce11" table:formula="of:=MOD(INT([.C7]/32);2)" office:value-type="float" office:value="1" calcext:value-type="float">
            <text:p>1</text:p>
          </table:table-cell>
          <table:table-cell table:style-name="ce11" table:formula="of:=MOD(INT([.C7]/16);2)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MOD(INT([.C7]/8);2)" office:value-type="float" office:value="1" calcext:value-type="float">
            <text:p>1</text:p>
          </table:table-cell>
          <table:table-cell table:style-name="ce11" table:formula="of:=MOD(INT([.C7]/4);2)" office:value-type="float" office:value="0" calcext:value-type="float">
            <text:p>0</text:p>
          </table:table-cell>
          <table:table-cell table:style-name="ce11" table:formula="of:=MOD(INT([.C7]/2);2)" office:value-type="float" office:value="1" calcext:value-type="float">
            <text:p>1</text:p>
          </table:table-cell>
          <table:table-cell table:style-name="ce11" table:formula="of:=MOD([.C7]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5</text:p>
          </table:table-cell>
          <table:table-cell table:style-name="ce6" office:value-type="string" calcext:value-type="string">
            <text:p>С-А=</text:p>
          </table:table-cell>
          <table:table-cell table:formula="of:=[.C5]-[.C4]" office:value-type="float" office:value="16309" calcext:value-type="float">
            <text:p>16309</text:p>
          </table:table-cell>
          <table:table-cell/>
          <table:table-cell table:style-name="ce15" office:value-type="string" calcext:value-type="string">
            <text:p>В5=</text:p>
          </table:table-cell>
          <table:table-cell/>
          <table:table-cell table:style-name="ce10" table:formula="of:=MOD(INT([.C8]/32768);2)" office:value-type="float" office:value="0" calcext:value-type="float">
            <text:p>0</text:p>
          </table:table-cell>
          <table:table-cell table:style-name="ce7" table:formula="of:=MOD(INT([.C8]/16374);2)" office:value-type="float" office:value="0" calcext:value-type="float">
            <text:p>0</text:p>
          </table:table-cell>
          <table:table-cell table:style-name="ce7" table:formula="of:=MOD(INT([.C8]/8192);2)" office:value-type="float" office:value="1" calcext:value-type="float">
            <text:p>1</text:p>
          </table:table-cell>
          <table:table-cell table:style-name="ce7" table:formula="of:=MOD(INT([.C8]/4096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7" table:formula="of:=MOD(INT([.C8]/2048);2)" office:value-type="float" office:value="1" calcext:value-type="float">
            <text:p>1</text:p>
          </table:table-cell>
          <table:table-cell table:formula="of:=MOD(INT([.C8]/1024);2)" office:value-type="float" office:value="1" calcext:value-type="float">
            <text:p>1</text:p>
          </table:table-cell>
          <table:table-cell table:formula="of:=MOD(INT([.C8]/512);2)" office:value-type="float" office:value="1" calcext:value-type="float">
            <text:p>1</text:p>
          </table:table-cell>
          <table:table-cell table:formula="of:=MOD(INT([.C8]/256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INT([.C8]/128);2)" office:value-type="float" office:value="1" calcext:value-type="float">
            <text:p>1</text:p>
          </table:table-cell>
          <table:table-cell table:formula="of:=MOD(INT([.C8]/64);2)" office:value-type="float" office:value="0" calcext:value-type="float">
            <text:p>0</text:p>
          </table:table-cell>
          <table:table-cell table:formula="of:=MOD(INT([.C8]/32);2)" office:value-type="float" office:value="1" calcext:value-type="float">
            <text:p>1</text:p>
          </table:table-cell>
          <table:table-cell table:formula="of:=MOD(INT([.C8]/16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INT([.C8]/8);2)" office:value-type="float" office:value="0" calcext:value-type="float">
            <text:p>0</text:p>
          </table:table-cell>
          <table:table-cell table:formula="of:=MOD(INT([.C8]/4);2)" office:value-type="float" office:value="1" calcext:value-type="float">
            <text:p>1</text:p>
          </table:table-cell>
          <table:table-cell table:formula="of:=MOD(INT([.C8]/2);2)" office:value-type="float" office:value="0" calcext:value-type="float">
            <text:p>0</text:p>
          </table:table-cell>
          <table:table-cell table:formula="of:=MOD([.C8]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6</text:p>
          </table:table-cell>
          <table:table-cell table:style-name="ce6" office:value-type="string" calcext:value-type="string">
            <text:p>65536-Х4=</text:p>
          </table:table-cell>
          <table:table-cell table:formula="of:=65536-[.C7]" office:value-type="float" office:value="22037" calcext:value-type="float">
            <text:p>22037</text:p>
          </table:table-cell>
          <table:table-cell/>
          <table:table-cell table:style-name="ce15" office:value-type="string" calcext:value-type="string">
            <text:p>В6=</text:p>
          </table:table-cell>
          <table:table-cell/>
          <table:table-cell table:style-name="ce10" table:formula="of:=MOD(INT([.C9]/32768);2)" office:value-type="float" office:value="0" calcext:value-type="float">
            <text:p>0</text:p>
          </table:table-cell>
          <table:table-cell table:style-name="ce7" table:formula="of:=MOD(INT([.C9]/16374);2)" office:value-type="float" office:value="1" calcext:value-type="float">
            <text:p>1</text:p>
          </table:table-cell>
          <table:table-cell table:style-name="ce7" table:formula="of:=MOD(INT([.C9]/8192);2)" office:value-type="float" office:value="0" calcext:value-type="float">
            <text:p>0</text:p>
          </table:table-cell>
          <table:table-cell table:style-name="ce7" table:formula="of:=MOD(INT([.C9]/4096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style-name="ce7" table:formula="of:=MOD(INT([.C9]/2048);2)" office:value-type="float" office:value="0" calcext:value-type="float">
            <text:p>0</text:p>
          </table:table-cell>
          <table:table-cell table:formula="of:=MOD(INT([.C9]/1024);2)" office:value-type="float" office:value="1" calcext:value-type="float">
            <text:p>1</text:p>
          </table:table-cell>
          <table:table-cell table:formula="of:=MOD(INT([.C9]/512);2)" office:value-type="float" office:value="1" calcext:value-type="float">
            <text:p>1</text:p>
          </table:table-cell>
          <table:table-cell table:formula="of:=MOD(INT([.C9]/256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INT([.C9]/128);2)" office:value-type="float" office:value="0" calcext:value-type="float">
            <text:p>0</text:p>
          </table:table-cell>
          <table:table-cell table:formula="of:=MOD(INT([.C9]/64);2)" office:value-type="float" office:value="0" calcext:value-type="float">
            <text:p>0</text:p>
          </table:table-cell>
          <table:table-cell table:formula="of:=MOD(INT([.C9]/32);2)" office:value-type="float" office:value="0" calcext:value-type="float">
            <text:p>0</text:p>
          </table:table-cell>
          <table:table-cell table:formula="of:=MOD(INT([.C9]/16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INT([.C9]/8);2)" office:value-type="float" office:value="0" calcext:value-type="float">
            <text:p>0</text:p>
          </table:table-cell>
          <table:table-cell table:formula="of:=MOD(INT([.C9]/4);2)" office:value-type="float" office:value="1" calcext:value-type="float">
            <text:p>1</text:p>
          </table:table-cell>
          <table:table-cell table:formula="of:=MOD(INT([.C9]/2);2)" office:value-type="float" office:value="0" calcext:value-type="float">
            <text:p>0</text:p>
          </table:table-cell>
          <table:table-cell table:formula="of:=MOD([.C9];2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7</text:p>
          </table:table-cell>
          <table:table-cell table:style-name="ce6" office:value-type="string" calcext:value-type="string">
            <text:p>-Х1=</text:p>
          </table:table-cell>
          <table:table-cell table:formula="of:=-[.C4]" office:value-type="float" office:value="-3627" calcext:value-type="float">
            <text:p>-3627</text:p>
          </table:table-cell>
          <table:table-cell/>
          <table:table-cell table:style-name="ce15" office:value-type="string" calcext:value-type="string">
            <text:p>В7=</text:p>
          </table:table-cell>
          <table:table-cell table:style-name="ce15" office:value-type="string" calcext:value-type="string">
            <text:p>-В1=</text:p>
          </table:table-cell>
          <table:table-cell table:formula="of:=MOD(MOD([.G4]+1;2)+MOD([.H4]+[.H10]+1+INT(([.H4]+[.H10])/2);2);2)" office:value-type="float" office:value="1" calcext:value-type="float">
            <text:p>1</text:p>
          </table:table-cell>
          <table:table-cell table:formula="of:=MOD(MOD([.H4]+1;2)+MOD([.I4]+[.I10]+1+INT(([.I4]+[.I10])/2);2);2)" office:value-type="float" office:value="1" calcext:value-type="float">
            <text:p>1</text:p>
          </table:table-cell>
          <table:table-cell table:formula="of:=MOD(MOD([.I4]+1;2)+MOD([.J4]+[.J10]+1+INT(([.J4]+[.J10])/2);2);2)" office:value-type="float" office:value="1" calcext:value-type="float">
            <text:p>1</text:p>
          </table:table-cell>
          <table:table-cell table:formula="of:=MOD(MOD([.J4]+1;2)+MOD([.L4]+[.L10]+1+INT(([.L4]+[.L10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L4]+1;2)+MOD([.M4]+[.M10]+1+INT(([.M4]+[.M10])/2);2);2)" office:value-type="float" office:value="0" calcext:value-type="float">
            <text:p>0</text:p>
          </table:table-cell>
          <table:table-cell table:formula="of:=MOD(MOD([.M4]+1;2)+MOD([.N4]+[.N10]+1+INT(([.N4]+[.N10])/2);2);2)" office:value-type="float" office:value="0" calcext:value-type="float">
            <text:p>0</text:p>
          </table:table-cell>
          <table:table-cell table:formula="of:=MOD(MOD([.N4]+1;2)+MOD([.O4]+[.O10]+1+INT(([.O4]+[.O10])/2);2);2)" office:value-type="float" office:value="0" calcext:value-type="float">
            <text:p>0</text:p>
          </table:table-cell>
          <table:table-cell table:formula="of:=MOD(MOD([.O4]+1;2)+MOD([.Q4]+[.Q10]+1+INT(([.Q4]+[.Q10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Q4]+1;2)+MOD([.R4]+[.R10]+1+INT(([.R4]+[.R10])/2);2);2)" office:value-type="float" office:value="1" calcext:value-type="float">
            <text:p>1</text:p>
          </table:table-cell>
          <table:table-cell table:formula="of:=MOD(MOD([.R4]+1;2)+MOD([.S4]+[.S10]+1+INT(([.S4]+[.S10])/2);2);2)" office:value-type="float" office:value="1" calcext:value-type="float">
            <text:p>1</text:p>
          </table:table-cell>
          <table:table-cell table:formula="of:=MOD(MOD([.S4]+1;2)+MOD([.T4]+[.T10]+1+INT(([.T4]+[.T10])/2);2);2)" office:value-type="float" office:value="0" calcext:value-type="float">
            <text:p>0</text:p>
          </table:table-cell>
          <table:table-cell table:formula="of:=MOD(MOD([.T4]+1;2)+MOD([.V4]+[.V10]+1+INT(([.V4]+[.V10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V4]+1;2)+MOD([.W4]+[.W10]+1+INT(([.W4]+[.W10])/2);2);2)" office:value-type="float" office:value="0" calcext:value-type="float">
            <text:p>0</text:p>
          </table:table-cell>
          <table:table-cell table:formula="of:=MOD(MOD([.W4]+1;2)+MOD([.X4]+[.X10]+1+INT(([.X4]+[.X10])/2);2);2)" office:value-type="float" office:value="1" calcext:value-type="float">
            <text:p>1</text:p>
          </table:table-cell>
          <table:table-cell table:formula="of:=MOD(MOD([.X4]+1;2)+MOD([.Y10]+1;2);2)" office:value-type="float" office:value="0" calcext:value-type="float">
            <text:p>0</text:p>
          </table:table-cell>
          <table:table-cell table:formula="of:=IF([.Y4]=1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8</text:p>
          </table:table-cell>
          <table:table-cell table:style-name="ce6" office:value-type="string" calcext:value-type="string">
            <text:p>-Х2=</text:p>
          </table:table-cell>
          <table:table-cell table:formula="of:=-[.C5]" office:value-type="float" office:value="-19936" calcext:value-type="float">
            <text:p>-19936</text:p>
          </table:table-cell>
          <table:table-cell/>
          <table:table-cell table:style-name="ce15" office:value-type="string" calcext:value-type="string">
            <text:p>В8=</text:p>
          </table:table-cell>
          <table:table-cell table:style-name="ce15" office:value-type="string" calcext:value-type="string">
            <text:p>-В2=</text:p>
          </table:table-cell>
          <table:table-cell table:formula="of:=MOD(MOD([.G5]+1;2)+MOD([.H5]+[.H11]+1+INT(([.H5]+[.H11])/2);2);2)" office:value-type="float" office:value="1" calcext:value-type="float">
            <text:p>1</text:p>
          </table:table-cell>
          <table:table-cell table:formula="of:=MOD(MOD([.H5]+1;2)+MOD([.I5]+[.I11]+1+INT(([.I5]+[.I11])/2);2);2)" office:value-type="float" office:value="0" calcext:value-type="float">
            <text:p>0</text:p>
          </table:table-cell>
          <table:table-cell table:formula="of:=MOD(MOD([.I5]+1;2)+MOD([.J5]+[.J11]+1+INT(([.J5]+[.J11])/2);2);2)" office:value-type="float" office:value="1" calcext:value-type="float">
            <text:p>1</text:p>
          </table:table-cell>
          <table:table-cell table:formula="of:=MOD(MOD([.J5]+1;2)+MOD([.L5]+[.L11]+1+INT(([.L5]+[.L11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L5]+1;2)+MOD([.M5]+[.M11]+1+INT(([.M5]+[.M11])/2);2);2)" office:value-type="float" office:value="0" calcext:value-type="float">
            <text:p>0</text:p>
          </table:table-cell>
          <table:table-cell table:formula="of:=MOD(MOD([.M5]+1;2)+MOD([.N5]+[.N11]+1+INT(([.N5]+[.N11])/2);2);2)" office:value-type="float" office:value="0" calcext:value-type="float">
            <text:p>0</text:p>
          </table:table-cell>
          <table:table-cell table:formula="of:=MOD(MOD([.N5]+1;2)+MOD([.O5]+[.O11]+1+INT(([.O5]+[.O11])/2);2);2)" office:value-type="float" office:value="1" calcext:value-type="float">
            <text:p>1</text:p>
          </table:table-cell>
          <table:table-cell table:formula="of:=MOD(MOD([.O5]+1;2)+MOD([.Q5]+[.Q11]+1+INT(([.Q5]+[.Q11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Q5]+1;2)+MOD([.R5]+[.R11]+1+INT(([.R5]+[.R11])/2);2);2)" office:value-type="float" office:value="0" calcext:value-type="float">
            <text:p>0</text:p>
          </table:table-cell>
          <table:table-cell table:formula="of:=MOD(MOD([.R5]+1;2)+MOD([.S5]+[.S11]+1+INT(([.S5]+[.S11])/2);2);2)" office:value-type="float" office:value="0" calcext:value-type="float">
            <text:p>0</text:p>
          </table:table-cell>
          <table:table-cell table:formula="of:=MOD(MOD([.S5]+1;2)+MOD([.T5]+[.T11]+1+INT(([.T5]+[.T11])/2);2);2)" office:value-type="float" office:value="1" calcext:value-type="float">
            <text:p>1</text:p>
          </table:table-cell>
          <table:table-cell table:formula="of:=MOD(MOD([.T5]+1;2)+MOD([.V5]+[.V11]+1+INT(([.V5]+[.V11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V5]+1;2)+MOD([.W5]+[.W11]+1+INT(([.W5]+[.W11])/2);2);2)" office:value-type="float" office:value="0" calcext:value-type="float">
            <text:p>0</text:p>
          </table:table-cell>
          <table:table-cell table:formula="of:=MOD(MOD([.W5]+1;2)+MOD([.X5]+[.X11]+1+INT(([.X5]+[.X11])/2);2);2)" office:value-type="float" office:value="0" calcext:value-type="float">
            <text:p>0</text:p>
          </table:table-cell>
          <table:table-cell table:formula="of:=MOD(MOD([.X5]+1;2)+MOD([.Y11]+1;2);2)" office:value-type="float" office:value="0" calcext:value-type="float">
            <text:p>0</text:p>
          </table:table-cell>
          <table:table-cell table:formula="of:=IF([.Y5]=1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9</text:p>
          </table:table-cell>
          <table:table-cell table:style-name="ce6" office:value-type="string" calcext:value-type="string">
            <text:p>-Х3=</text:p>
          </table:table-cell>
          <table:table-cell table:formula="of:=-[.C6]" office:value-type="float" office:value="-23563" calcext:value-type="float">
            <text:p>-23563</text:p>
          </table:table-cell>
          <table:table-cell/>
          <table:table-cell table:style-name="ce15" office:value-type="string" calcext:value-type="string">
            <text:p>В9=</text:p>
          </table:table-cell>
          <table:table-cell table:style-name="ce15" office:value-type="string" calcext:value-type="string">
            <text:p>-В3=</text:p>
          </table:table-cell>
          <table:table-cell table:formula="of:=MOD(MOD([.G6]+1;2)+MOD([.H6]+[.H12]+1+INT(([.H6]+[.H12])/2);2);2)" office:value-type="float" office:value="1" calcext:value-type="float">
            <text:p>1</text:p>
          </table:table-cell>
          <table:table-cell table:formula="of:=MOD(MOD([.H6]+1;2)+MOD([.I6]+[.I12]+1+INT(([.I6]+[.I12])/2);2);2)" office:value-type="float" office:value="0" calcext:value-type="float">
            <text:p>0</text:p>
          </table:table-cell>
          <table:table-cell table:formula="of:=MOD(MOD([.I6]+1;2)+MOD([.J6]+[.J12]+1+INT(([.J6]+[.J12])/2);2);2)" office:value-type="float" office:value="1" calcext:value-type="float">
            <text:p>1</text:p>
          </table:table-cell>
          <table:table-cell table:formula="of:=MOD(MOD([.J6]+1;2)+MOD([.L6]+[.L12]+1+INT(([.L6]+[.L12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L6]+1;2)+MOD([.M6]+[.M12]+1+INT(([.M6]+[.M12])/2);2);2)" office:value-type="float" office:value="0" calcext:value-type="float">
            <text:p>0</text:p>
          </table:table-cell>
          <table:table-cell table:formula="of:=MOD(MOD([.M6]+1;2)+MOD([.N6]+[.N12]+1+INT(([.N6]+[.N12])/2);2);2)" office:value-type="float" office:value="0" calcext:value-type="float">
            <text:p>0</text:p>
          </table:table-cell>
          <table:table-cell table:formula="of:=MOD(MOD([.N6]+1;2)+MOD([.O6]+[.O12]+1+INT(([.O6]+[.O12])/2);2);2)" office:value-type="float" office:value="1" calcext:value-type="float">
            <text:p>1</text:p>
          </table:table-cell>
          <table:table-cell table:formula="of:=MOD(MOD([.O6]+1;2)+MOD([.Q6]+[.Q12]+1+INT(([.Q6]+[.Q12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Q6]+1;2)+MOD([.R6]+[.R12]+1+INT(([.R6]+[.R12])/2);2);2)" office:value-type="float" office:value="1" calcext:value-type="float">
            <text:p>1</text:p>
          </table:table-cell>
          <table:table-cell table:formula="of:=MOD(MOD([.R6]+1;2)+MOD([.S6]+[.S12]+1+INT(([.S6]+[.S12])/2);2);2)" office:value-type="float" office:value="1" calcext:value-type="float">
            <text:p>1</text:p>
          </table:table-cell>
          <table:table-cell table:formula="of:=MOD(MOD([.S6]+1;2)+MOD([.T6]+[.T12]+1+INT(([.T6]+[.T12])/2);2);2)" office:value-type="float" office:value="1" calcext:value-type="float">
            <text:p>1</text:p>
          </table:table-cell>
          <table:table-cell table:formula="of:=MOD(MOD([.T6]+1;2)+MOD([.V6]+[.V12]+1+INT(([.V6]+[.V12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V6]+1;2)+MOD([.W6]+[.W12]+1+INT(([.W6]+[.W12])/2);2);2)" office:value-type="float" office:value="0" calcext:value-type="float">
            <text:p>0</text:p>
          </table:table-cell>
          <table:table-cell table:formula="of:=MOD(MOD([.W6]+1;2)+MOD([.X6]+[.X12]+1+INT(([.X6]+[.X12])/2);2);2)" office:value-type="float" office:value="1" calcext:value-type="float">
            <text:p>1</text:p>
          </table:table-cell>
          <table:table-cell table:formula="of:=MOD(MOD([.X6]+1;2)+MOD([.Y12]+1;2);2)" office:value-type="float" office:value="0" calcext:value-type="float">
            <text:p>0</text:p>
          </table:table-cell>
          <table:table-cell table:formula="of:=IF([.Y6]=1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10</text:p>
          </table:table-cell>
          <table:table-cell table:style-name="ce6" office:value-type="string" calcext:value-type="string">
            <text:p>-Х4=</text:p>
          </table:table-cell>
          <table:table-cell table:formula="of:=-[.C7]" office:value-type="float" office:value="-43499" calcext:value-type="float">
            <text:p>-43499</text:p>
          </table:table-cell>
          <table:table-cell/>
          <table:table-cell table:style-name="ce15" office:value-type="string" calcext:value-type="string">
            <text:p>В10=</text:p>
          </table:table-cell>
          <table:table-cell table:style-name="ce15" office:value-type="string" calcext:value-type="string">
            <text:p>-В4=</text:p>
          </table:table-cell>
          <table:table-cell table:formula="of:=MOD(MOD([.G7]+1;2)+MOD([.H7]+[.H13]+1+INT(([.H7]+[.H13])/2);2);2)" office:value-type="float" office:value="0" calcext:value-type="float">
            <text:p>0</text:p>
          </table:table-cell>
          <table:table-cell table:formula="of:=MOD(MOD([.H7]+1;2)+MOD([.I7]+[.I13]+1+INT(([.I7]+[.I13])/2);2);2)" office:value-type="float" office:value="1" calcext:value-type="float">
            <text:p>1</text:p>
          </table:table-cell>
          <table:table-cell table:formula="of:=MOD(MOD([.I7]+1;2)+MOD([.J7]+[.J13]+1+INT(([.J7]+[.J13])/2);2);2)" office:value-type="float" office:value="0" calcext:value-type="float">
            <text:p>0</text:p>
          </table:table-cell>
          <table:table-cell table:formula="of:=MOD(MOD([.J7]+1;2)+MOD([.L7]+[.L13]+1+INT(([.L7]+[.L13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L7]+1;2)+MOD([.M7]+[.M13]+1+INT(([.M7]+[.M13])/2);2);2)" office:value-type="float" office:value="0" calcext:value-type="float">
            <text:p>0</text:p>
          </table:table-cell>
          <table:table-cell table:formula="of:=MOD(MOD([.M7]+1;2)+MOD([.N7]+[.N13]+1+INT(([.N7]+[.N13])/2);2);2)" office:value-type="float" office:value="1" calcext:value-type="float">
            <text:p>1</text:p>
          </table:table-cell>
          <table:table-cell table:formula="of:=MOD(MOD([.N7]+1;2)+MOD([.O7]+[.O13]+1+INT(([.O7]+[.O13])/2);2);2)" office:value-type="float" office:value="1" calcext:value-type="float">
            <text:p>1</text:p>
          </table:table-cell>
          <table:table-cell table:formula="of:=MOD(MOD([.O7]+1;2)+MOD([.Q7]+[.Q13]+1+INT(([.Q7]+[.Q13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Q7]+1;2)+MOD([.R7]+[.R13]+1+INT(([.R7]+[.R13])/2);2);2)" office:value-type="float" office:value="0" calcext:value-type="float">
            <text:p>0</text:p>
          </table:table-cell>
          <table:table-cell table:formula="of:=MOD(MOD([.R7]+1;2)+MOD([.S7]+[.S13]+1+INT(([.S7]+[.S13])/2);2);2)" office:value-type="float" office:value="0" calcext:value-type="float">
            <text:p>0</text:p>
          </table:table-cell>
          <table:table-cell table:formula="of:=MOD(MOD([.S7]+1;2)+MOD([.T7]+[.T13]+1+INT(([.T7]+[.T13])/2);2);2)" office:value-type="float" office:value="0" calcext:value-type="float">
            <text:p>0</text:p>
          </table:table-cell>
          <table:table-cell table:formula="of:=MOD(MOD([.T7]+1;2)+MOD([.V7]+[.V13]+1+INT(([.V7]+[.V13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V7]+1;2)+MOD([.W7]+[.W13]+1+INT(([.W7]+[.W13])/2);2);2)" office:value-type="float" office:value="0" calcext:value-type="float">
            <text:p>0</text:p>
          </table:table-cell>
          <table:table-cell table:formula="of:=MOD(MOD([.W7]+1;2)+MOD([.X7]+[.X13]+1+INT(([.X7]+[.X13])/2);2);2)" office:value-type="float" office:value="1" calcext:value-type="float">
            <text:p>1</text:p>
          </table:table-cell>
          <table:table-cell table:formula="of:=MOD(MOD([.X7]+1;2)+MOD([.Y13]+1;2);2)" office:value-type="float" office:value="0" calcext:value-type="float">
            <text:p>0</text:p>
          </table:table-cell>
          <table:table-cell table:formula="of:=IF([.Y7]=1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11</text:p>
          </table:table-cell>
          <table:table-cell table:style-name="ce6" office:value-type="string" calcext:value-type="string">
            <text:p>-Х5=</text:p>
          </table:table-cell>
          <table:table-cell table:formula="of:=-[.C8]" office:value-type="float" office:value="-16309" calcext:value-type="float">
            <text:p>-16309</text:p>
          </table:table-cell>
          <table:table-cell/>
          <table:table-cell table:style-name="ce15" office:value-type="string" calcext:value-type="string">
            <text:p>В11=</text:p>
          </table:table-cell>
          <table:table-cell table:style-name="ce15" office:value-type="string" calcext:value-type="string">
            <text:p>-В5=</text:p>
          </table:table-cell>
          <table:table-cell table:formula="of:=MOD(MOD([.G8]+1;2)+MOD([.H8]+[.H14]+1+INT(([.H8]+[.H14])/2);2);2)" office:value-type="float" office:value="1" calcext:value-type="float">
            <text:p>1</text:p>
          </table:table-cell>
          <table:table-cell table:formula="of:=MOD(MOD([.H8]+1;2)+MOD([.I8]+[.I14]+1+INT(([.I8]+[.I14])/2);2);2)" office:value-type="float" office:value="1" calcext:value-type="float">
            <text:p>1</text:p>
          </table:table-cell>
          <table:table-cell table:formula="of:=MOD(MOD([.I8]+1;2)+MOD([.J8]+[.J14]+1+INT(([.J8]+[.J14])/2);2);2)" office:value-type="float" office:value="0" calcext:value-type="float">
            <text:p>0</text:p>
          </table:table-cell>
          <table:table-cell table:formula="of:=MOD(MOD([.J8]+1;2)+MOD([.L8]+[.L14]+1+INT(([.L8]+[.L14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L8]+1;2)+MOD([.M8]+[.M14]+1+INT(([.M8]+[.M14])/2);2);2)" office:value-type="float" office:value="0" calcext:value-type="float">
            <text:p>0</text:p>
          </table:table-cell>
          <table:table-cell table:formula="of:=MOD(MOD([.M8]+1;2)+MOD([.N8]+[.N14]+1+INT(([.N8]+[.N14])/2);2);2)" office:value-type="float" office:value="0" calcext:value-type="float">
            <text:p>0</text:p>
          </table:table-cell>
          <table:table-cell table:formula="of:=MOD(MOD([.N8]+1;2)+MOD([.O8]+[.O14]+1+INT(([.O8]+[.O14])/2);2);2)" office:value-type="float" office:value="0" calcext:value-type="float">
            <text:p>0</text:p>
          </table:table-cell>
          <table:table-cell table:formula="of:=MOD(MOD([.O8]+1;2)+MOD([.Q8]+[.Q14]+1+INT(([.Q8]+[.Q14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Q8]+1;2)+MOD([.R8]+[.R14]+1+INT(([.R8]+[.R14])/2);2);2)" office:value-type="float" office:value="0" calcext:value-type="float">
            <text:p>0</text:p>
          </table:table-cell>
          <table:table-cell table:formula="of:=MOD(MOD([.R8]+1;2)+MOD([.S8]+[.S14]+1+INT(([.S8]+[.S14])/2);2);2)" office:value-type="float" office:value="1" calcext:value-type="float">
            <text:p>1</text:p>
          </table:table-cell>
          <table:table-cell table:formula="of:=MOD(MOD([.S8]+1;2)+MOD([.T8]+[.T14]+1+INT(([.T8]+[.T14])/2);2);2)" office:value-type="float" office:value="0" calcext:value-type="float">
            <text:p>0</text:p>
          </table:table-cell>
          <table:table-cell table:formula="of:=MOD(MOD([.T8]+1;2)+MOD([.V8]+[.V14]+1+INT(([.V8]+[.V14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V8]+1;2)+MOD([.W8]+[.W14]+1+INT(([.W8]+[.W14])/2);2);2)" office:value-type="float" office:value="1" calcext:value-type="float">
            <text:p>1</text:p>
          </table:table-cell>
          <table:table-cell table:formula="of:=MOD(MOD([.W8]+1;2)+MOD([.X8]+[.X14]+1+INT(([.X8]+[.X14])/2);2);2)" office:value-type="float" office:value="0" calcext:value-type="float">
            <text:p>0</text:p>
          </table:table-cell>
          <table:table-cell table:formula="of:=MOD(MOD([.X8]+1;2)+MOD([.Y14]+1;2);2)" office:value-type="float" office:value="1" calcext:value-type="float">
            <text:p>1</text:p>
          </table:table-cell>
          <table:table-cell table:formula="of:=IF([.Y8]=1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Х12</text:p>
          </table:table-cell>
          <table:table-cell table:style-name="ce6" office:value-type="string" calcext:value-type="string">
            <text:p>-Х6=</text:p>
          </table:table-cell>
          <table:table-cell table:formula="of:=-[.C9]" office:value-type="float" office:value="-22037" calcext:value-type="float">
            <text:p>-22037</text:p>
          </table:table-cell>
          <table:table-cell/>
          <table:table-cell table:style-name="ce15" office:value-type="string" calcext:value-type="string">
            <text:p>В12=</text:p>
          </table:table-cell>
          <table:table-cell table:style-name="ce15" office:value-type="string" calcext:value-type="string">
            <text:p>-В6=</text:p>
          </table:table-cell>
          <table:table-cell table:formula="of:=MOD(MOD([.G9]+1;2)+MOD([.H9]+[.H15]+1+INT(([.H9]+[.H15])/2);2);2)" office:value-type="float" office:value="1" calcext:value-type="float">
            <text:p>1</text:p>
          </table:table-cell>
          <table:table-cell table:formula="of:=MOD(MOD([.H9]+1;2)+MOD([.I9]+[.I15]+1+INT(([.I9]+[.I15])/2);2);2)" office:value-type="float" office:value="0" calcext:value-type="float">
            <text:p>0</text:p>
          </table:table-cell>
          <table:table-cell table:formula="of:=MOD(MOD([.I9]+1;2)+MOD([.J9]+[.J15]+1+INT(([.J9]+[.J15])/2);2);2)" office:value-type="float" office:value="1" calcext:value-type="float">
            <text:p>1</text:p>
          </table:table-cell>
          <table:table-cell table:formula="of:=MOD(MOD([.J9]+1;2)+MOD([.L9]+[.L15]+1+INT(([.L9]+[.L15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L9]+1;2)+MOD([.M9]+[.M15]+1+INT(([.M9]+[.M15])/2);2);2)" office:value-type="float" office:value="1" calcext:value-type="float">
            <text:p>1</text:p>
          </table:table-cell>
          <table:table-cell table:formula="of:=MOD(MOD([.M9]+1;2)+MOD([.N9]+[.N15]+1+INT(([.N9]+[.N15])/2);2);2)" office:value-type="float" office:value="0" calcext:value-type="float">
            <text:p>0</text:p>
          </table:table-cell>
          <table:table-cell table:formula="of:=MOD(MOD([.N9]+1;2)+MOD([.O9]+[.O15]+1+INT(([.O9]+[.O15])/2);2);2)" office:value-type="float" office:value="0" calcext:value-type="float">
            <text:p>0</text:p>
          </table:table-cell>
          <table:table-cell table:formula="of:=MOD(MOD([.O9]+1;2)+MOD([.Q9]+[.Q15]+1+INT(([.Q9]+[.Q15])/2);2);2)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MOD(MOD([.Q9]+1;2)+MOD([.R9]+[.R15]+1+INT(([.R9]+[.R15])/2);2);2)" office:value-type="float" office:value="1" calcext:value-type="float">
            <text:p>1</text:p>
          </table:table-cell>
          <table:table-cell table:formula="of:=MOD(MOD([.R9]+1;2)+MOD([.S9]+[.S15]+1+INT(([.S9]+[.S15])/2);2);2)" office:value-type="float" office:value="1" calcext:value-type="float">
            <text:p>1</text:p>
          </table:table-cell>
          <table:table-cell table:formula="of:=MOD(MOD([.S9]+1;2)+MOD([.T9]+[.T15]+1+INT(([.T9]+[.T15])/2);2);2)" office:value-type="float" office:value="1" calcext:value-type="float">
            <text:p>1</text:p>
          </table:table-cell>
          <table:table-cell table:formula="of:=MOD(MOD([.T9]+1;2)+MOD([.V9]+[.V15]+1+INT(([.V9]+[.V15])/2);2);2)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MOD(MOD([.V9]+1;2)+MOD([.W9]+[.W15]+1+INT(([.W9]+[.W15])/2);2);2)" office:value-type="float" office:value="1" calcext:value-type="float">
            <text:p>1</text:p>
          </table:table-cell>
          <table:table-cell table:formula="of:=MOD(MOD([.W9]+1;2)+MOD([.X9]+[.X15]+1+INT(([.X9]+[.X15])/2);2);2)" office:value-type="float" office:value="0" calcext:value-type="float">
            <text:p>0</text:p>
          </table:table-cell>
          <table:table-cell table:formula="of:=MOD(MOD([.X9]+1;2)+MOD([.Y15]+1;2);2)" office:value-type="float" office:value="1" calcext:value-type="float">
            <text:p>1</text:p>
          </table:table-cell>
          <table:table-cell table:formula="of:=IF([.Y9]=1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5"/>
        </table:table-row>
        <table:table-row table:style-name="ro1">
          <table:table-cell table:style-name="ce14" table:number-columns-spanned="2" table:number-rows-spanned="1"/>
          <table:covered-table-cell/>
          <table:table-cell table:style-name="ce4"/>
          <table:table-cell table:number-columns-repeated="32"/>
        </table:table-row>
        <table:table-row table:style-name="ro1">
          <table:table-cell table:number-columns-repeated="31"/>
          <table:table-cell table:style-name="ce41" table:formula="of:=IF(AND([.AD19]&gt;0;[.AD20]&gt;0);&quot;При сложении двух положительных чисел получен &quot;;&quot;&quot;)&amp;IF(OR(AND([.AD19]&gt;0;[.AD20]&lt;0);AND([.AD19]&lt;0;[.AD20]&gt;0));&quot;При сложении положительного и отрицательного числа получен &quot;;&quot;&quot;)&amp;IF(AND([.AD19]&lt;0;[.AD20]&lt;0);&quot;При сложении двух отрицательных чисел получен &quot;;&quot;&quot;)&amp;IF([.AA22]&gt;0;&quot;положительный ответ. &quot;;&quot;&quot;)&amp;IF([.AA22]=0;&quot;ноль. &quot;;&quot;&quot;)&amp;IF([.AA22]&lt;0;&quot;отрицательный ответ. &quot;;&quot;&quot;)&amp;IF([.AA22]=[.AD22];&quot;Ответ верный и совпадает с десятичными значениями.&quot;;&quot;&quot;)&amp;IF(NOT([.AA22]=[.AD22]);&quot;Ответ неверный и не совпадает с десятичными значениями.&quot;;&quot;&quot;)" office:value-type="string" office:string-value="При сложении двух положительных чисел получен положительный ответ. Ответ верный и совпадает с десятичными значениями." calcext:value-type="string" table:number-columns-spanned="4" table:number-rows-spanned="7">
            <text:p>При сложении двух положительных чисел получен положи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1+B2</text:p>
          </table:table-cell>
          <table:table-cell/>
          <table:table-cell table:style-name="ce15" office:value-type="string" calcext:value-type="string">
            <text:p>B1</text:p>
          </table:table-cell>
          <table:table-cell/>
          <table:table-cell table:style-name="ce11" table:formula="of:=[.G4]" office:value-type="float" office:value="0" calcext:value-type="float">
            <text:p>0</text:p>
          </table:table-cell>
          <table:table-cell table:style-name="ce11" table:formula="of:=[.H4]" office:value-type="float" office:value="0" calcext:value-type="float">
            <text:p>0</text:p>
          </table:table-cell>
          <table:table-cell table:style-name="ce11" table:formula="of:=[.I4]" office:value-type="float" office:value="0" calcext:value-type="float">
            <text:p>0</text:p>
          </table:table-cell>
          <table:table-cell table:style-name="ce11" table:formula="of:=[.J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4]" office:value-type="float" office:value="1" calcext:value-type="float">
            <text:p>1</text:p>
          </table:table-cell>
          <table:table-cell table:style-name="ce11" table:formula="of:=[.M4]" office:value-type="float" office:value="1" calcext:value-type="float">
            <text:p>1</text:p>
          </table:table-cell>
          <table:table-cell table:style-name="ce11" table:formula="of:=[.N4]" office:value-type="float" office:value="1" calcext:value-type="float">
            <text:p>1</text:p>
          </table:table-cell>
          <table:table-cell table:style-name="ce11" table:formula="of:=[.O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4]" office:value-type="float" office:value="0" calcext:value-type="float">
            <text:p>0</text:p>
          </table:table-cell>
          <table:table-cell table:style-name="ce31" table:formula="of:=[.R4]" office:value-type="float" office:value="0" calcext:value-type="float">
            <text:p>0</text:p>
          </table:table-cell>
          <table:table-cell table:style-name="ce11" table:formula="of:=[.S4]" office:value-type="float" office:value="1" calcext:value-type="float">
            <text:p>1</text:p>
          </table:table-cell>
          <table:table-cell table:style-name="ce11" table:formula="of:=[.T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4]" office:value-type="float" office:value="1" calcext:value-type="float">
            <text:p>1</text:p>
          </table:table-cell>
          <table:table-cell table:style-name="ce11" table:formula="of:=[.W4]" office:value-type="float" office:value="0" calcext:value-type="float">
            <text:p>0</text:p>
          </table:table-cell>
          <table:table-cell table:style-name="ce11" table:formula="of:=[.X4]" office:value-type="float" office:value="1" calcext:value-type="float">
            <text:p>1</text:p>
          </table:table-cell>
          <table:table-cell table:style-name="ce11" table:formula="of:=[.Y4]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X1</text:p>
          </table:table-cell>
          <table:table-cell table:formula="of:=[.C4]" office:value-type="float" office:value="3627" calcext:value-type="float">
            <text:p>3627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2</text:p>
          </table:table-cell>
          <table:table-cell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5]" office:value-type="float" office:value="1" calcext:value-type="float">
            <text:p>1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5]" office:value-type="float" office:value="1" calcext:value-type="float">
            <text:p>1</text:p>
          </table:table-cell>
          <table:table-cell table:style-name="ce3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0" calcext:value-type="float">
            <text:p>0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2</text:p>
          </table:table-cell>
          <table:table-cell table:formula="of:=[.C5]" office:value-type="float" office:value="19936" calcext:value-type="float">
            <text:p>19936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19]+[.G20];2)+INT(([.H19]+[.H20]+MOD([.H19]+[.H20]-[.H22];2))/2);2)" office:value-type="float" office:value="0" calcext:value-type="float">
            <text:p>0</text:p>
          </table:table-cell>
          <table:table-cell table:formula="of:=MOD(MOD([.H19]+[.H20];2)+INT(([.I19]+[.I20]+MOD([.I19]+[.I20]-[.I22];2))/2);2)" office:value-type="float" office:value="1" calcext:value-type="float">
            <text:p>1</text:p>
          </table:table-cell>
          <table:table-cell table:formula="of:=MOD(MOD([.I19]+[.I20];2)+INT(([.J19]+[.J20]+MOD([.J19]+[.J20]-[.J22];2))/2);2)" office:value-type="float" office:value="0" calcext:value-type="float">
            <text:p>0</text:p>
          </table:table-cell>
          <table:table-cell table:formula="of:=MOD(MOD([.J19]+[.J20];2)+INT(([.L19]+[.L20]+MOD([.L19]+[.L20]-[.L22];2))/2);2)" office:value-type="float" office:value="1" calcext:value-type="float">
            <text:p>1</text:p>
          </table:table-cell>
          <table:table-cell/>
          <table:table-cell table:formula="of:=MOD(MOD([.L19]+[.L20];2)+INT(([.M19]+[.M20]+MOD([.M19]+[.M20]-[.M22];2))/2);2)" office:value-type="float" office:value="1" calcext:value-type="float">
            <text:p>1</text:p>
          </table:table-cell>
          <table:table-cell table:formula="of:=MOD(MOD([.M19]+[.M20];2)+INT(([.N19]+[.N20]+MOD([.N19]+[.N20]-[.N22];2))/2);2)" office:value-type="float" office:value="1" calcext:value-type="float">
            <text:p>1</text:p>
          </table:table-cell>
          <table:table-cell table:formula="of:=MOD(MOD([.N19]+[.N20];2)+INT(([.O19]+[.O20]+MOD([.O19]+[.O20]-[.O22];2))/2);2)" office:value-type="float" office:value="0" calcext:value-type="float">
            <text:p>0</text:p>
          </table:table-cell>
          <table:table-cell table:formula="of:=MOD(MOD([.O19]+[.O20];2)+INT(([.Q19]+[.Q20]+MOD([.Q19]+[.Q20]-[.Q22];2))/2);2)" office:value-type="float" office:value="0" calcext:value-type="float">
            <text:p>0</text:p>
          </table:table-cell>
          <table:table-cell/>
          <table:table-cell table:formula="of:=MOD(MOD([.Q19]+[.Q20];2)+INT(([.R19]+[.R20]+MOD([.R19]+[.R20]-[.R22];2))/2);2)" office:value-type="float" office:value="0" calcext:value-type="float">
            <text:p>0</text:p>
          </table:table-cell>
          <table:table-cell table:formula="of:=MOD(MOD([.R19]+[.R20];2)+INT(([.S19]+[.S20]+MOD([.S19]+[.S20]-[.S22];2))/2);2)" office:value-type="float" office:value="0" calcext:value-type="float">
            <text:p>0</text:p>
          </table:table-cell>
          <table:table-cell table:formula="of:=MOD(MOD([.S19]+[.S20];2)+INT(([.T19]+[.T20]+MOD([.T19]+[.T20]-[.T22];2))/2);2)" office:value-type="float" office:value="0" calcext:value-type="float">
            <text:p>0</text:p>
          </table:table-cell>
          <table:table-cell table:formula="of:=MOD(MOD([.T19]+[.T20];2)+INT(([.V19]+[.V20]+MOD([.V19]+[.V20]-[.V22];2))/2);2)" office:value-type="float" office:value="0" calcext:value-type="float">
            <text:p>0</text:p>
          </table:table-cell>
          <table:table-cell/>
          <table:table-cell table:formula="of:=MOD(MOD([.V19]+[.V20];2)+INT(([.W19]+[.W20]+MOD([.W19]+[.W20]-[.W22];2))/2);2)" office:value-type="float" office:value="1" calcext:value-type="float">
            <text:p>1</text:p>
          </table:table-cell>
          <table:table-cell table:formula="of:=MOD(MOD([.W19]+[.W20];2)+INT(([.X19]+[.X20]+MOD([.X19]+[.X20]-[.X22];2))/2);2)" office:value-type="float" office:value="0" calcext:value-type="float">
            <text:p>0</text:p>
          </table:table-cell>
          <table:table-cell table:formula="of:=MOD(MOD([.X19]+[.X20];2)+INT(([.Y19]+[.Y20]+MOD([.Y19]+[.Y20]-[.Y22];2))/2);2)" office:value-type="float" office:value="1" calcext:value-type="float">
            <text:p>1</text:p>
          </table:table-cell>
          <table:table-cell table:formula="of:=MOD([.Y19]+[.Y20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2]+[.X22]*2+[.W22]*4+[.V22]*8+[.T22]*16+[.S22]*32+[.R22]*64+[.Q22]*128+[.O22]*256+[.N22]*512+[.M22]*1024+[.L22]*2048+[.J22]*4096+[.I22]*8192+[.H22]*16384+[.G22]*32768-(65536*[.Y24])" office:value-type="float" office:value="23563" calcext:value-type="float">
            <text:p>23563</text:p>
          </table:table-cell>
          <table:table-cell table:number-columns-repeated="2"/>
          <table:table-cell table:formula="of:=[.AD19]+[.AD20]" office:value-type="float" office:value="23563" calcext:value-type="float">
            <text:p>23563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2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19]+[.G20]-[.G22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22:.Y22])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19]+[.T20]-[.T22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22:.Y22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19]&lt;0;1;0)+IF([.AD20]&lt;0;1;0)+INT(([.G19]+[.G20]+[.I24])/2);2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22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26]&gt;0;[.AD27]&gt;0);&quot;При сложении двух положительных чисел получен &quot;;&quot;&quot;)&amp;IF(OR(AND([.AD26]&gt;0;[.AD27]&lt;0);AND([.AD26]&lt;0;[.AD27]&gt;0));&quot;При сложении положительного и отрицательного числа получен &quot;;&quot;&quot;)&amp;IF(AND([.AD26]&lt;0;[.AD27]&lt;0);&quot;При сложении двух отрицательных чисел получен &quot;;&quot;&quot;)&amp;IF([.AA29]&gt;0;&quot;положительный ответ. &quot;;&quot;&quot;)&amp;IF([.AA29]=0;&quot;ноль. &quot;;&quot;&quot;)&amp;IF([.AA29]&lt;0;&quot;отрицательный ответ. &quot;;&quot;&quot;)&amp;IF([.AA29]=[.AD29];&quot;Ответ верный и совпадает с десятичными значениями.&quot;;&quot;&quot;)&amp;IF(NOT([.AA29]=[.AD29]);&quot;Ответ неверный и не совпадает с десятичными значениями.&quot;;&quot;&quot;)" office:value-type="string" office:string-value="При сложении двух положительных чисел получен положительный ответ. Ответ верный и совпадает с десятичными значениями." calcext:value-type="string" table:number-columns-spanned="4" table:number-rows-spanned="7">
            <text:p>При сложении двух положительных чисел получен положи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2+B3</text:p>
          </table:table-cell>
          <table:table-cell/>
          <table:table-cell table:style-name="ce15" office:value-type="string" calcext:value-type="string">
            <text:p>B2</text:p>
          </table:table-cell>
          <table:table-cell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5]" office:value-type="float" office:value="1" calcext:value-type="float">
            <text:p>1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5]" office:value-type="float" office:value="1" calcext:value-type="float">
            <text:p>1</text:p>
          </table:table-cell>
          <table:table-cell table:style-name="ce3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0" calcext:value-type="float">
            <text:p>0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Х2</text:p>
          </table:table-cell>
          <table:table-cell table:formula="of:=[.C5]" office:value-type="float" office:value="19936" calcext:value-type="float">
            <text:p>19936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3</text:p>
          </table:table-cell>
          <table:table-cell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0" calcext:value-type="float">
            <text:p>0</text:p>
          </table:table-cell>
          <table:table-cell table:style-name="ce11" table:formula="of:=[.J6]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6]" office:value-type="float" office:value="1" calcext:value-type="float">
            <text:p>1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0" calcext:value-type="float">
            <text:p>0</text:p>
          </table:table-cell>
          <table:table-cell table:style-name="ce11" table:formula="of:=[.O6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6]" office:value-type="float" office:value="0" calcext:value-type="float">
            <text:p>0</text:p>
          </table:table-cell>
          <table:table-cell table:style-name="ce31" table:formula="of:=[.R6]" office:value-type="float" office:value="0" calcext:value-type="float">
            <text:p>0</text:p>
          </table:table-cell>
          <table:table-cell table:style-name="ce11" table:formula="of:=[.S6]" office:value-type="float" office:value="0" calcext:value-type="float">
            <text:p>0</text:p>
          </table:table-cell>
          <table:table-cell table:style-name="ce11" table:formula="of:=[.T6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6]" office:value-type="float" office:value="1" calcext:value-type="float">
            <text:p>1</text:p>
          </table:table-cell>
          <table:table-cell table:style-name="ce11" table:formula="of:=[.W6]" office:value-type="float" office:value="0" calcext:value-type="float">
            <text:p>0</text:p>
          </table:table-cell>
          <table:table-cell table:style-name="ce11" table:formula="of:=[.X6]" office:value-type="float" office:value="1" calcext:value-type="float">
            <text:p>1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3" office:value-type="string" calcext:value-type="string">
            <text:p>Х3</text:p>
          </table:table-cell>
          <table:table-cell table:formula="of:=[.C6]" office:value-type="float" office:value="23563" calcext:value-type="float">
            <text:p>23563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26]+[.G27];2)+INT(([.H26]+[.H27]+MOD([.H26]+[.H27]-[.H29];2))/2);2)" office:value-type="float" office:value="1" calcext:value-type="float">
            <text:p>1</text:p>
          </table:table-cell>
          <table:table-cell table:formula="of:=MOD(MOD([.H26]+[.H27];2)+INT(([.I26]+[.I27]+MOD([.I26]+[.I27]-[.I29];2))/2);2)" office:value-type="float" office:value="0" calcext:value-type="float">
            <text:p>0</text:p>
          </table:table-cell>
          <table:table-cell table:formula="of:=MOD(MOD([.I26]+[.I27];2)+INT(([.J26]+[.J27]+MOD([.J26]+[.J27]-[.J29];2))/2);2)" office:value-type="float" office:value="1" calcext:value-type="float">
            <text:p>1</text:p>
          </table:table-cell>
          <table:table-cell table:formula="of:=MOD(MOD([.J26]+[.J27];2)+INT(([.L26]+[.L27]+MOD([.L26]+[.L27]-[.L29];2))/2);2)" office:value-type="float" office:value="0" calcext:value-type="float">
            <text:p>0</text:p>
          </table:table-cell>
          <table:table-cell/>
          <table:table-cell table:formula="of:=MOD(MOD([.L26]+[.L27];2)+INT(([.M26]+[.M27]+MOD([.M26]+[.M27]-[.M29];2))/2);2)" office:value-type="float" office:value="1" calcext:value-type="float">
            <text:p>1</text:p>
          </table:table-cell>
          <table:table-cell table:formula="of:=MOD(MOD([.M26]+[.M27];2)+INT(([.N26]+[.N27]+MOD([.N26]+[.N27]-[.N29];2))/2);2)" office:value-type="float" office:value="0" calcext:value-type="float">
            <text:p>0</text:p>
          </table:table-cell>
          <table:table-cell table:formula="of:=MOD(MOD([.N26]+[.N27];2)+INT(([.O26]+[.O27]+MOD([.O26]+[.O27]-[.O29];2))/2);2)" office:value-type="float" office:value="0" calcext:value-type="float">
            <text:p>0</text:p>
          </table:table-cell>
          <table:table-cell table:formula="of:=MOD(MOD([.O26]+[.O27];2)+INT(([.Q26]+[.Q27]+MOD([.Q26]+[.Q27]-[.Q29];2))/2);2)" office:value-type="float" office:value="1" calcext:value-type="float">
            <text:p>1</text:p>
          </table:table-cell>
          <table:table-cell/>
          <table:table-cell table:formula="of:=MOD(MOD([.Q26]+[.Q27];2)+INT(([.R26]+[.R27]+MOD([.R26]+[.R27]-[.R29];2))/2);2)" office:value-type="float" office:value="1" calcext:value-type="float">
            <text:p>1</text:p>
          </table:table-cell>
          <table:table-cell table:formula="of:=MOD(MOD([.R26]+[.R27];2)+INT(([.S26]+[.S27]+MOD([.S26]+[.S27]-[.S29];2))/2);2)" office:value-type="float" office:value="1" calcext:value-type="float">
            <text:p>1</text:p>
          </table:table-cell>
          <table:table-cell table:formula="of:=MOD(MOD([.S26]+[.S27];2)+INT(([.T26]+[.T27]+MOD([.T26]+[.T27]-[.T29];2))/2);2)" office:value-type="float" office:value="1" calcext:value-type="float">
            <text:p>1</text:p>
          </table:table-cell>
          <table:table-cell table:formula="of:=MOD(MOD([.T26]+[.T27];2)+INT(([.V26]+[.V27]+MOD([.V26]+[.V27]-[.V29];2))/2);2)" office:value-type="float" office:value="0" calcext:value-type="float">
            <text:p>0</text:p>
          </table:table-cell>
          <table:table-cell/>
          <table:table-cell table:formula="of:=MOD(MOD([.V26]+[.V27];2)+INT(([.W26]+[.W27]+MOD([.W26]+[.W27]-[.W29];2))/2);2)" office:value-type="float" office:value="1" calcext:value-type="float">
            <text:p>1</text:p>
          </table:table-cell>
          <table:table-cell table:formula="of:=MOD(MOD([.W26]+[.W27];2)+INT(([.X26]+[.X27]+MOD([.X26]+[.X27]-[.X29];2))/2);2)" office:value-type="float" office:value="0" calcext:value-type="float">
            <text:p>0</text:p>
          </table:table-cell>
          <table:table-cell table:formula="of:=MOD(MOD([.X26]+[.X27];2)+INT(([.Y26]+[.Y27]+MOD([.Y26]+[.Y27]-[.Y29];2))/2);2)" office:value-type="float" office:value="1" calcext:value-type="float">
            <text:p>1</text:p>
          </table:table-cell>
          <table:table-cell table:style-name="ce34" table:formula="of:=MOD([.Y26]+[.Y27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9]+[.X29]*2+[.W29]*4+[.V29]*8+[.T29]*16+[.S29]*32+[.R29]*64+[.Q29]*128+[.O29]*256+[.N29]*512+[.M29]*1024+[.L29]*2048+[.J29]*4096+[.I29]*8192+[.H29]*16384+[.G29]*32768-(65536*[.Y31])" office:value-type="float" office:value="43499" calcext:value-type="float">
            <text:p>43499</text:p>
          </table:table-cell>
          <table:table-cell table:number-columns-repeated="2"/>
          <table:table-cell table:formula="of:=[.AD26]+[.AD27]" office:value-type="float" office:value="43499" calcext:value-type="float">
            <text:p>43499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26]+[.G27]-[.G29]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29:.Y29])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26]+[.T27]-[.T29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29:.Y29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26]&lt;0;1;0)+IF([.AD27]&lt;0;1;0)+INT(([.G26]+[.G27]+[.I31])/2);2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29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33]&gt;0;[.AD34]&gt;0);&quot;При сложении двух положительных чисел получен &quot;;&quot;&quot;)&amp;IF(OR(AND([.AD33]&gt;0;[.AD34]&lt;0);AND([.AD33]&lt;0;[.AD34]&gt;0));&quot;При сложении положительного и отрицательного числа получен &quot;;&quot;&quot;)&amp;IF(AND([.AD33]&lt;0;[.AD34]&lt;0);&quot;При сложении двух отрицательных чисел получен &quot;;&quot;&quot;)&amp;IF([.AA36]&gt;0;&quot;положительный ответ. &quot;;&quot;&quot;)&amp;IF([.AA36]=0;&quot;ноль. &quot;;&quot;&quot;)&amp;IF([.AA36]&lt;0;&quot;отрицательный ответ. &quot;;&quot;&quot;)&amp;IF([.AA36]=[.AD36];&quot;Ответ верный и совпадает с десятичными значениями.&quot;;&quot;&quot;)&amp;IF(NOT([.AA36]=[.AD36]);&quot;Ответ неверный и не совпадает с десятичными значениями.&quot;;&quot;&quot;)" office:value-type="string" office:string-value="При сложении положительного и отрицательного числа получен положительный ответ. Ответ верный и совпадает с десятичными значениями." calcext:value-type="string" table:number-columns-spanned="4" table:number-rows-spanned="7">
            <text:p>При сложении положительного и отрицательного числа получен положи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2+B7</text:p>
          </table:table-cell>
          <table:table-cell/>
          <table:table-cell table:style-name="ce15" office:value-type="string" calcext:value-type="string">
            <text:p>B2</text:p>
          </table:table-cell>
          <table:table-cell/>
          <table:table-cell table:style-name="ce11" table:formula="of:=[.G5]" office:value-type="float" office:value="0" calcext:value-type="float">
            <text:p>0</text:p>
          </table:table-cell>
          <table:table-cell table:style-name="ce11" table:formula="of:=[.H5]" office:value-type="float" office:value="1" calcext:value-type="float">
            <text:p>1</text:p>
          </table:table-cell>
          <table:table-cell table:style-name="ce11" table:formula="of:=[.I5]" office:value-type="float" office:value="0" calcext:value-type="float">
            <text:p>0</text:p>
          </table:table-cell>
          <table:table-cell table:style-name="ce11" table:formula="of:=[.J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5]" office:value-type="float" office:value="1" calcext:value-type="float">
            <text:p>1</text:p>
          </table:table-cell>
          <table:table-cell table:style-name="ce11" table:formula="of:=[.M5]" office:value-type="float" office:value="1" calcext:value-type="float">
            <text:p>1</text:p>
          </table:table-cell>
          <table:table-cell table:style-name="ce11" table:formula="of:=[.N5]" office:value-type="float" office:value="0" calcext:value-type="float">
            <text:p>0</text:p>
          </table:table-cell>
          <table:table-cell table:style-name="ce11" table:formula="of:=[.O5]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5]" office:value-type="float" office:value="1" calcext:value-type="float">
            <text:p>1</text:p>
          </table:table-cell>
          <table:table-cell table:style-name="ce31" table:formula="of:=[.R5]" office:value-type="float" office:value="1" calcext:value-type="float">
            <text:p>1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style-name="ce11" table:formula="of:=[.W5]" office:value-type="float" office:value="0" calcext:value-type="float">
            <text:p>0</text:p>
          </table:table-cell>
          <table:table-cell table:style-name="ce11" table:formula="of:=[.X5]" office:value-type="float" office:value="0" calcext:value-type="float">
            <text:p>0</text:p>
          </table:table-cell>
          <table:table-cell table:style-name="ce11" table:formula="of:=[.Y5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X2</text:p>
          </table:table-cell>
          <table:table-cell table:formula="of:=[.C5]" office:value-type="float" office:value="19936" calcext:value-type="float">
            <text:p>19936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7</text:p>
          </table:table-cell>
          <table:table-cell table:formula="of:=[.C10]" office:value-type="float" office:value="-3627" calcext:value-type="float">
            <text:p>-3627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33]+[.G34];2)+INT(([.H33]+[.H34]+MOD([.H33]+[.H34]-[.H36];2))/2);2)" office:value-type="float" office:value="0" calcext:value-type="float">
            <text:p>0</text:p>
          </table:table-cell>
          <table:table-cell table:formula="of:=MOD(MOD([.H33]+[.H34];2)+INT(([.I33]+[.I34]+MOD([.I33]+[.I34]-[.I36];2))/2);2)" office:value-type="float" office:value="0" calcext:value-type="float">
            <text:p>0</text:p>
          </table:table-cell>
          <table:table-cell table:formula="of:=MOD(MOD([.I33]+[.I34];2)+INT(([.J33]+[.J34]+MOD([.J33]+[.J34]-[.J36];2))/2);2)" office:value-type="float" office:value="1" calcext:value-type="float">
            <text:p>1</text:p>
          </table:table-cell>
          <table:table-cell table:formula="of:=MOD(MOD([.J33]+[.J34];2)+INT(([.L33]+[.L34]+MOD([.L33]+[.L34]-[.L36];2))/2);2)" office:value-type="float" office:value="1" calcext:value-type="float">
            <text:p>1</text:p>
          </table:table-cell>
          <table:table-cell/>
          <table:table-cell table:formula="of:=MOD(MOD([.L33]+[.L34];2)+INT(([.M33]+[.M34]+MOD([.M33]+[.M34]-[.M36];2))/2);2)" office:value-type="float" office:value="1" calcext:value-type="float">
            <text:p>1</text:p>
          </table:table-cell>
          <table:table-cell table:formula="of:=MOD(MOD([.M33]+[.M34];2)+INT(([.N33]+[.N34]+MOD([.N33]+[.N34]-[.N36];2))/2);2)" office:value-type="float" office:value="1" calcext:value-type="float">
            <text:p>1</text:p>
          </table:table-cell>
          <table:table-cell table:formula="of:=MOD(MOD([.N33]+[.N34];2)+INT(([.O33]+[.O34]+MOD([.O33]+[.O34]-[.O36];2))/2);2)" office:value-type="float" office:value="1" calcext:value-type="float">
            <text:p>1</text:p>
          </table:table-cell>
          <table:table-cell table:formula="of:=MOD(MOD([.O33]+[.O34];2)+INT(([.Q33]+[.Q34]+MOD([.Q33]+[.Q34]-[.Q36];2))/2);2)" office:value-type="float" office:value="1" calcext:value-type="float">
            <text:p>1</text:p>
          </table:table-cell>
          <table:table-cell/>
          <table:table-cell table:formula="of:=MOD(MOD([.Q33]+[.Q34];2)+INT(([.R33]+[.R34]+MOD([.R33]+[.R34]-[.R36];2))/2);2)" office:value-type="float" office:value="1" calcext:value-type="float">
            <text:p>1</text:p>
          </table:table-cell>
          <table:table-cell table:formula="of:=MOD(MOD([.R33]+[.R34];2)+INT(([.S33]+[.S34]+MOD([.S33]+[.S34]-[.S36];2))/2);2)" office:value-type="float" office:value="0" calcext:value-type="float">
            <text:p>0</text:p>
          </table:table-cell>
          <table:table-cell table:formula="of:=MOD(MOD([.S33]+[.S34];2)+INT(([.T33]+[.T34]+MOD([.T33]+[.T34]-[.T36];2))/2);2)" office:value-type="float" office:value="1" calcext:value-type="float">
            <text:p>1</text:p>
          </table:table-cell>
          <table:table-cell table:formula="of:=MOD(MOD([.T33]+[.T34];2)+INT(([.V33]+[.V34]+MOD([.V33]+[.V34]-[.V36];2))/2);2)" office:value-type="float" office:value="1" calcext:value-type="float">
            <text:p>1</text:p>
          </table:table-cell>
          <table:table-cell/>
          <table:table-cell table:formula="of:=MOD(MOD([.V33]+[.V34];2)+INT(([.W33]+[.W34]+MOD([.W33]+[.W34]-[.W36];2))/2);2)" office:value-type="float" office:value="0" calcext:value-type="float">
            <text:p>0</text:p>
          </table:table-cell>
          <table:table-cell table:formula="of:=MOD(MOD([.W33]+[.W34];2)+INT(([.X33]+[.X34]+MOD([.X33]+[.X34]-[.X36];2))/2);2)" office:value-type="float" office:value="1" calcext:value-type="float">
            <text:p>1</text:p>
          </table:table-cell>
          <table:table-cell table:formula="of:=MOD(MOD([.X33]+[.X34];2)+INT(([.Y33]+[.Y34]+MOD([.Y33]+[.Y34]-[.Y36];2))/2);2)" office:value-type="float" office:value="0" calcext:value-type="float">
            <text:p>0</text:p>
          </table:table-cell>
          <table:table-cell table:style-name="ce34" table:formula="of:=MOD([.Y33]+[.Y34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36]+[.X36]*2+[.W36]*4+[.V36]*8+[.T36]*16+[.S36]*32+[.R36]*64+[.Q36]*128+[.O36]*256+[.N36]*512+[.M36]*1024+[.L36]*2048+[.J36]*4096+[.I36]*8192+[.H36]*16384+[.G36]*32768-(65536*[.Y38])" office:value-type="float" office:value="16309" calcext:value-type="float">
            <text:p>16309</text:p>
          </table:table-cell>
          <table:table-cell table:number-columns-repeated="2"/>
          <table:table-cell table:formula="of:=[.AD33]+[.AD34]" office:value-type="float" office:value="16309" calcext:value-type="float">
            <text:p>16309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33]+[.G34]-[.G36]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36:.Y36])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33]+[.T34]-[.T36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36:.Y36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33]&lt;0;1;0)+IF([.AD34]&lt;0;1;0)+INT(([.G33]+[.G34]+[.I38])/2);2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36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40]&gt;0;[.AD41]&gt;0);&quot;При сложении двух положительных чисел получен &quot;;&quot;&quot;)&amp;IF(OR(AND([.AD40]&gt;0;[.AD41]&lt;0);AND([.AD40]&lt;0;[.AD41]&gt;0));&quot;При сложении положительного и отрицательного числа получен &quot;;&quot;&quot;)&amp;IF(AND([.AD40]&lt;0;[.AD41]&lt;0);&quot;При сложении двух отрицательных чисел получен &quot;;&quot;&quot;)&amp;IF([.AA43]&gt;0;&quot;положительный ответ. &quot;;&quot;&quot;)&amp;IF([.AA43]=0;&quot;ноль. &quot;;&quot;&quot;)&amp;IF([.AA43]&lt;0;&quot;отрицательный ответ. &quot;;&quot;&quot;)&amp;IF([.AA43]=[.AD43];&quot;Ответ верный и совпадает с десятичными значениями.&quot;;&quot;&quot;)&amp;IF(NOT([.AA43]=[.AD43]);&quot;Ответ неверный и не совпадает с десятичными значениями.&quot;;&quot;&quot;)" office:value-type="string" office:string-value="При сложении двух отрицательных чисел получен отрицательный ответ. Ответ верный и совпадает с десятичными значениями." calcext:value-type="string" table:number-columns-spanned="4" table:number-rows-spanned="7">
            <text:p>При сложении двух отрицательных чисел получен отрица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7+B8</text:p>
          </table:table-cell>
          <table:table-cell/>
          <table:table-cell table:style-name="ce15"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X7</text:p>
          </table:table-cell>
          <table:table-cell table:formula="of:=[.C10]" office:value-type="float" office:value="-3627" calcext:value-type="float">
            <text:p>-3627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8</text:p>
          </table:table-cell>
          <table:table-cell table:formula="of:=[.C11]" office:value-type="float" office:value="-19936" calcext:value-type="float">
            <text:p>-19936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40]+[.G41];2)+INT(([.H40]+[.H41]+MOD([.H40]+[.H41]-[.H43];2))/2);2)" office:value-type="float" office:value="1" calcext:value-type="float">
            <text:p>1</text:p>
          </table:table-cell>
          <table:table-cell table:formula="of:=MOD(MOD([.H40]+[.H41];2)+INT(([.I40]+[.I41]+MOD([.I40]+[.I41]-[.I43];2))/2);2)" office:value-type="float" office:value="0" calcext:value-type="float">
            <text:p>0</text:p>
          </table:table-cell>
          <table:table-cell table:formula="of:=MOD(MOD([.I40]+[.I41];2)+INT(([.J40]+[.J41]+MOD([.J40]+[.J41]-[.J43];2))/2);2)" office:value-type="float" office:value="1" calcext:value-type="float">
            <text:p>1</text:p>
          </table:table-cell>
          <table:table-cell table:formula="of:=MOD(MOD([.J40]+[.J41];2)+INT(([.L40]+[.L41]+MOD([.L40]+[.L41]-[.L43];2))/2);2)" office:value-type="float" office:value="0" calcext:value-type="float">
            <text:p>0</text:p>
          </table:table-cell>
          <table:table-cell/>
          <table:table-cell table:formula="of:=MOD(MOD([.L40]+[.L41];2)+INT(([.M40]+[.M41]+MOD([.M40]+[.M41]-[.M43];2))/2);2)" office:value-type="float" office:value="0" calcext:value-type="float">
            <text:p>0</text:p>
          </table:table-cell>
          <table:table-cell table:formula="of:=MOD(MOD([.M40]+[.M41];2)+INT(([.N40]+[.N41]+MOD([.N40]+[.N41]-[.N43];2))/2);2)" office:value-type="float" office:value="0" calcext:value-type="float">
            <text:p>0</text:p>
          </table:table-cell>
          <table:table-cell table:formula="of:=MOD(MOD([.N40]+[.N41];2)+INT(([.O40]+[.O41]+MOD([.O40]+[.O41]-[.O43];2))/2);2)" office:value-type="float" office:value="1" calcext:value-type="float">
            <text:p>1</text:p>
          </table:table-cell>
          <table:table-cell table:formula="of:=MOD(MOD([.O40]+[.O41];2)+INT(([.Q40]+[.Q41]+MOD([.Q40]+[.Q41]-[.Q43];2))/2);2)" office:value-type="float" office:value="1" calcext:value-type="float">
            <text:p>1</text:p>
          </table:table-cell>
          <table:table-cell/>
          <table:table-cell table:formula="of:=MOD(MOD([.Q40]+[.Q41];2)+INT(([.R40]+[.R41]+MOD([.R40]+[.R41]-[.R43];2))/2);2)" office:value-type="float" office:value="1" calcext:value-type="float">
            <text:p>1</text:p>
          </table:table-cell>
          <table:table-cell table:formula="of:=MOD(MOD([.R40]+[.R41];2)+INT(([.S40]+[.S41]+MOD([.S40]+[.S41]-[.S43];2))/2);2)" office:value-type="float" office:value="1" calcext:value-type="float">
            <text:p>1</text:p>
          </table:table-cell>
          <table:table-cell table:formula="of:=MOD(MOD([.S40]+[.S41];2)+INT(([.T40]+[.T41]+MOD([.T40]+[.T41]-[.T43];2))/2);2)" office:value-type="float" office:value="1" calcext:value-type="float">
            <text:p>1</text:p>
          </table:table-cell>
          <table:table-cell table:formula="of:=MOD(MOD([.T40]+[.T41];2)+INT(([.V40]+[.V41]+MOD([.V40]+[.V41]-[.V43];2))/2);2)" office:value-type="float" office:value="1" calcext:value-type="float">
            <text:p>1</text:p>
          </table:table-cell>
          <table:table-cell/>
          <table:table-cell table:formula="of:=MOD(MOD([.V40]+[.V41];2)+INT(([.W40]+[.W41]+MOD([.W40]+[.W41]-[.W43];2))/2);2)" office:value-type="float" office:value="0" calcext:value-type="float">
            <text:p>0</text:p>
          </table:table-cell>
          <table:table-cell table:formula="of:=MOD(MOD([.W40]+[.W41];2)+INT(([.X40]+[.X41]+MOD([.X40]+[.X41]-[.X43];2))/2);2)" office:value-type="float" office:value="1" calcext:value-type="float">
            <text:p>1</text:p>
          </table:table-cell>
          <table:table-cell table:formula="of:=MOD(MOD([.X40]+[.X41];2)+INT(([.Y40]+[.Y41]+MOD([.Y40]+[.Y41]-[.Y43];2))/2);2)" office:value-type="float" office:value="0" calcext:value-type="float">
            <text:p>0</text:p>
          </table:table-cell>
          <table:table-cell table:style-name="ce34" table:formula="of:=MOD([.Y41]+[.Y40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43]+[.X43]*2+[.W43]*4+[.V43]*8+[.T43]*16+[.S43]*32+[.R43]*64+[.Q43]*128+[.O43]*256+[.N43]*512+[.M43]*1024+[.L43]*2048+[.J43]*4096+[.I43]*8192+[.H43]*16384+[.G43]*32768-(65536*[.Y45])" office:value-type="float" office:value="-23563" calcext:value-type="float">
            <text:p>-23563</text:p>
          </table:table-cell>
          <table:table-cell table:number-columns-repeated="2"/>
          <table:table-cell table:formula="of:=[.AD40]+[.AD41]" office:value-type="float" office:value="-23563" calcext:value-type="float">
            <text:p>-23563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40]+[.G41]-[.G43]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43:.Y43])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40]+[.T41]-[.T43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43:.Y43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40]&lt;0;1;0)+IF([.AD41]&lt;0;1;0)+INT(([.G40]+[.G41]+[.I45])/2);2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43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47]&gt;0;[.AD48]&gt;0);&quot;При сложении двух положительных чисел получен &quot;;&quot;&quot;)&amp;IF(OR(AND([.AD47]&gt;0;[.AD48]&lt;0);AND([.AD47]&lt;0;[.AD48]&gt;0));&quot;При сложении положительного и отрицательного числа получен &quot;;&quot;&quot;)&amp;IF(AND([.AD47]&lt;0;[.AD48]&lt;0);&quot;При сложении двух отрицательных чисел получен &quot;;&quot;&quot;)&amp;IF([.AA50]&gt;0;&quot;положительный ответ. &quot;;&quot;&quot;)&amp;IF([.AA50]=0;&quot;ноль. &quot;;&quot;&quot;)&amp;IF([.AA50]&lt;0;&quot;отрицательный ответ. &quot;;&quot;&quot;)&amp;IF([.AA50]=[.AD50];&quot;Ответ верный и совпадает с десятичными значениями.&quot;;&quot;&quot;)&amp;IF(NOT([.AA50]=[.AD50]);&quot;Ответ неверный и не совпадает с десятичными значениями.&quot;;&quot;&quot;)" office:value-type="string" office:string-value="При сложении двух отрицательных чисел получен отрицательный ответ. Ответ верный и совпадает с десятичными значениями." calcext:value-type="string" table:number-columns-spanned="4" table:number-rows-spanned="7">
            <text:p>При сложении двух отрицательных чисел получен отрица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8+B9</text:p>
          </table:table-cell>
          <table:table-cell/>
          <table:table-cell table:style-name="ce15"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X8</text:p>
          </table:table-cell>
          <table:table-cell table:formula="of:=[.C11]" office:value-type="float" office:value="-19936" calcext:value-type="float">
            <text:p>-19936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9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Q12]" office:value-type="float" office:value="1" calcext:value-type="float">
            <text:p>1</text:p>
          </table:table-cell>
          <table:table-cell table:formula="of:=[.R12]" office:value-type="float" office:value="1" calcext:value-type="float">
            <text:p>1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V12]" office:value-type="float" office:value="0" calcext:value-type="float">
            <text:p>0</text:p>
          </table:table-cell>
          <table:table-cell table:formula="of:=[.W12]" office:value-type="float" office:value="1" calcext:value-type="float">
            <text:p>1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9</text:p>
          </table:table-cell>
          <table:table-cell table:formula="of:=[.C12]" office:value-type="float" office:value="-23563" calcext:value-type="float">
            <text:p>-23563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47]+[.G48];2)+INT(([.H47]+[.H48]+MOD([.H47]+[.H48]-[.H50];2))/2);2)" office:value-type="float" office:value="0" calcext:value-type="float">
            <text:p>0</text:p>
          </table:table-cell>
          <table:table-cell table:formula="of:=MOD(MOD([.H47]+[.H48];2)+INT(([.I47]+[.I48]+MOD([.I47]+[.I48]-[.I50];2))/2);2)" office:value-type="float" office:value="1" calcext:value-type="float">
            <text:p>1</text:p>
          </table:table-cell>
          <table:table-cell table:formula="of:=MOD(MOD([.I47]+[.I48];2)+INT(([.J47]+[.J48]+MOD([.J47]+[.J48]-[.J50];2))/2);2)" office:value-type="float" office:value="0" calcext:value-type="float">
            <text:p>0</text:p>
          </table:table-cell>
          <table:table-cell table:formula="of:=MOD(MOD([.J47]+[.J48];2)+INT(([.L47]+[.L48]+MOD([.L47]+[.L48]-[.L50];2))/2);2)" office:value-type="float" office:value="1" calcext:value-type="float">
            <text:p>1</text:p>
          </table:table-cell>
          <table:table-cell/>
          <table:table-cell table:formula="of:=MOD(MOD([.L47]+[.L48];2)+INT(([.M47]+[.M48]+MOD([.M47]+[.M48]-[.M50];2))/2);2)" office:value-type="float" office:value="0" calcext:value-type="float">
            <text:p>0</text:p>
          </table:table-cell>
          <table:table-cell table:formula="of:=MOD(MOD([.M47]+[.M48];2)+INT(([.N47]+[.N48]+MOD([.N47]+[.N48]-[.N50];2))/2);2)" office:value-type="float" office:value="1" calcext:value-type="float">
            <text:p>1</text:p>
          </table:table-cell>
          <table:table-cell table:formula="of:=MOD(MOD([.N47]+[.N48];2)+INT(([.O47]+[.O48]+MOD([.O47]+[.O48]-[.O50];2))/2);2)" office:value-type="float" office:value="1" calcext:value-type="float">
            <text:p>1</text:p>
          </table:table-cell>
          <table:table-cell table:formula="of:=MOD(MOD([.O47]+[.O48];2)+INT(([.Q47]+[.Q48]+MOD([.Q47]+[.Q48]-[.Q50];2))/2);2)" office:value-type="float" office:value="0" calcext:value-type="float">
            <text:p>0</text:p>
          </table:table-cell>
          <table:table-cell/>
          <table:table-cell table:formula="of:=MOD(MOD([.Q47]+[.Q48];2)+INT(([.R47]+[.R48]+MOD([.R47]+[.R48]-[.R50];2))/2);2)" office:value-type="float" office:value="0" calcext:value-type="float">
            <text:p>0</text:p>
          </table:table-cell>
          <table:table-cell table:formula="of:=MOD(MOD([.R47]+[.R48];2)+INT(([.S47]+[.S48]+MOD([.S47]+[.S48]-[.S50];2))/2);2)" office:value-type="float" office:value="0" calcext:value-type="float">
            <text:p>0</text:p>
          </table:table-cell>
          <table:table-cell table:formula="of:=MOD(MOD([.S47]+[.S48];2)+INT(([.T47]+[.T48]+MOD([.T47]+[.T48]-[.T50];2))/2);2)" office:value-type="float" office:value="0" calcext:value-type="float">
            <text:p>0</text:p>
          </table:table-cell>
          <table:table-cell table:formula="of:=MOD(MOD([.T47]+[.T48];2)+INT(([.V47]+[.V48]+MOD([.V47]+[.V48]-[.V50];2))/2);2)" office:value-type="float" office:value="1" calcext:value-type="float">
            <text:p>1</text:p>
          </table:table-cell>
          <table:table-cell/>
          <table:table-cell table:formula="of:=MOD(MOD([.V47]+[.V48];2)+INT(([.W47]+[.W48]+MOD([.W47]+[.W48]-[.W50];2))/2);2)" office:value-type="float" office:value="0" calcext:value-type="float">
            <text:p>0</text:p>
          </table:table-cell>
          <table:table-cell table:formula="of:=MOD(MOD([.W47]+[.W48];2)+INT(([.X47]+[.X48]+MOD([.X47]+[.X48]-[.X50];2))/2);2)" office:value-type="float" office:value="1" calcext:value-type="float">
            <text:p>1</text:p>
          </table:table-cell>
          <table:table-cell table:formula="of:=MOD(MOD([.X47]+[.X48];2)+INT(([.Y47]+[.Y48]+MOD([.Y47]+[.Y48]-[.Y50];2))/2);2)" office:value-type="float" office:value="0" calcext:value-type="float">
            <text:p>0</text:p>
          </table:table-cell>
          <table:table-cell table:style-name="ce34" table:formula="of:=MOD([.Y47]+[.Y48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50]+[.X50]*2+[.W50]*4+[.V50]*8+[.T50]*16+[.S50]*32+[.R50]*64+[.Q50]*128+[.O50]*256+[.N50]*512+[.M50]*1024+[.L50]*2048+[.J50]*4096+[.I50]*8192+[.H50]*16384+[.G50]*32768-(65536*[.Y52])" office:value-type="float" office:value="-43499" calcext:value-type="float">
            <text:p>-43499</text:p>
          </table:table-cell>
          <table:table-cell table:number-columns-repeated="2"/>
          <table:table-cell table:formula="of:=[.AD47]+[.AD48]" office:value-type="float" office:value="-43499" calcext:value-type="float">
            <text:p>-43499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47]+[.G48]-[.G50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50:.Y50])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47]+[.T48]-[.T50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50:.Y50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47]&lt;0;1;0)+IF([.AD48]&lt;0;1;0)+INT(([.G47]+[.G48]+[.I52])/2);2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50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54]&gt;0;[.AD55]&gt;0);&quot;При сложении двух положительных чисел получен &quot;;&quot;&quot;)&amp;IF(OR(AND([.AD54]&gt;0;[.AD55]&lt;0);AND([.AD54]&lt;0;[.AD55]&gt;0));&quot;При сложении положительного и отрицательного числа получен &quot;;&quot;&quot;)&amp;IF(AND([.AD54]&lt;0;[.AD55]&lt;0);&quot;При сложении двух отрицательных чисел получен &quot;;&quot;&quot;)&amp;IF([.AA57]&gt;0;&quot;положительный ответ. &quot;;&quot;&quot;)&amp;IF([.AA57]=0;&quot;ноль. &quot;;&quot;&quot;)&amp;IF([.AA57]&lt;0;&quot;отрицательный ответ. &quot;;&quot;&quot;)&amp;IF([.AA57]=[.AD57];&quot;Ответ верный и совпадает с десятичными значениями.&quot;;&quot;&quot;)&amp;IF(NOT([.AA57]=[.AD57]);&quot;Ответ неверный и не совпадает с десятичными значениями.&quot;;&quot;&quot;)" office:value-type="string" office:string-value="При сложении положительного и отрицательного числа получен отрицательный ответ. Ответ верный и совпадает с десятичными значениями." calcext:value-type="string" table:number-columns-spanned="4" table:number-rows-spanned="7">
            <text:p>При сложении положительного и отрицательного числа получен отрица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1+B8</text:p>
          </table:table-cell>
          <table:table-cell/>
          <table:table-cell table:style-name="ce15" office:value-type="string" calcext:value-type="string">
            <text:p>B1</text:p>
          </table:table-cell>
          <table:table-cell/>
          <table:table-cell table:style-name="ce11" table:formula="of:=[.G4]" office:value-type="float" office:value="0" calcext:value-type="float">
            <text:p>0</text:p>
          </table:table-cell>
          <table:table-cell table:style-name="ce11" table:formula="of:=[.H4]" office:value-type="float" office:value="0" calcext:value-type="float">
            <text:p>0</text:p>
          </table:table-cell>
          <table:table-cell table:style-name="ce11" table:formula="of:=[.I4]" office:value-type="float" office:value="0" calcext:value-type="float">
            <text:p>0</text:p>
          </table:table-cell>
          <table:table-cell table:style-name="ce11" table:formula="of:=[.J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4]" office:value-type="float" office:value="1" calcext:value-type="float">
            <text:p>1</text:p>
          </table:table-cell>
          <table:table-cell table:style-name="ce11" table:formula="of:=[.M4]" office:value-type="float" office:value="1" calcext:value-type="float">
            <text:p>1</text:p>
          </table:table-cell>
          <table:table-cell table:style-name="ce11" table:formula="of:=[.N4]" office:value-type="float" office:value="1" calcext:value-type="float">
            <text:p>1</text:p>
          </table:table-cell>
          <table:table-cell table:style-name="ce11" table:formula="of:=[.O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4]" office:value-type="float" office:value="0" calcext:value-type="float">
            <text:p>0</text:p>
          </table:table-cell>
          <table:table-cell table:style-name="ce31" table:formula="of:=[.R4]" office:value-type="float" office:value="0" calcext:value-type="float">
            <text:p>0</text:p>
          </table:table-cell>
          <table:table-cell table:style-name="ce11" table:formula="of:=[.S4]" office:value-type="float" office:value="1" calcext:value-type="float">
            <text:p>1</text:p>
          </table:table-cell>
          <table:table-cell table:style-name="ce11" table:formula="of:=[.T4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4]" office:value-type="float" office:value="1" calcext:value-type="float">
            <text:p>1</text:p>
          </table:table-cell>
          <table:table-cell table:style-name="ce11" table:formula="of:=[.W4]" office:value-type="float" office:value="0" calcext:value-type="float">
            <text:p>0</text:p>
          </table:table-cell>
          <table:table-cell table:style-name="ce11" table:formula="of:=[.X4]" office:value-type="float" office:value="1" calcext:value-type="float">
            <text:p>1</text:p>
          </table:table-cell>
          <table:table-cell table:style-name="ce11" table:formula="of:=[.Y4]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X1</text:p>
          </table:table-cell>
          <table:table-cell table:formula="of:=[.C4]" office:value-type="float" office:value="3627" calcext:value-type="float">
            <text:p>3627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style-name="ce15" office:value-type="string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8</text:p>
          </table:table-cell>
          <table:table-cell table:formula="of:=[.C11]" office:value-type="float" office:value="-19936" calcext:value-type="float">
            <text:p>-19936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54]+[.G55];2)+INT(([.H54]+[.H55]+MOD([.H54]+[.H55]-[.H57];2))/2);2)" office:value-type="float" office:value="1" calcext:value-type="float">
            <text:p>1</text:p>
          </table:table-cell>
          <table:table-cell table:formula="of:=MOD(MOD([.H54]+[.H55];2)+INT(([.I54]+[.I55]+MOD([.I54]+[.I55]-[.I57];2))/2);2)" office:value-type="float" office:value="1" calcext:value-type="float">
            <text:p>1</text:p>
          </table:table-cell>
          <table:table-cell table:formula="of:=MOD(MOD([.I54]+[.I55];2)+INT(([.J54]+[.J55]+MOD([.J54]+[.J55]-[.J57];2))/2);2)" office:value-type="float" office:value="0" calcext:value-type="float">
            <text:p>0</text:p>
          </table:table-cell>
          <table:table-cell table:formula="of:=MOD(MOD([.J54]+[.J55];2)+INT(([.L54]+[.L55]+MOD([.L54]+[.L55]-[.L57];2))/2);2)" office:value-type="float" office:value="0" calcext:value-type="float">
            <text:p>0</text:p>
          </table:table-cell>
          <table:table-cell/>
          <table:table-cell table:formula="of:=MOD(MOD([.L54]+[.L55];2)+INT(([.M54]+[.M55]+MOD([.M54]+[.M55]-[.M57];2))/2);2)" office:value-type="float" office:value="0" calcext:value-type="float">
            <text:p>0</text:p>
          </table:table-cell>
          <table:table-cell table:formula="of:=MOD(MOD([.M54]+[.M55];2)+INT(([.N54]+[.N55]+MOD([.N54]+[.N55]-[.N57];2))/2);2)" office:value-type="float" office:value="0" calcext:value-type="float">
            <text:p>0</text:p>
          </table:table-cell>
          <table:table-cell table:formula="of:=MOD(MOD([.N54]+[.N55];2)+INT(([.O54]+[.O55]+MOD([.O54]+[.O55]-[.O57];2))/2);2)" office:value-type="float" office:value="0" calcext:value-type="float">
            <text:p>0</text:p>
          </table:table-cell>
          <table:table-cell table:formula="of:=MOD(MOD([.O54]+[.O55];2)+INT(([.Q54]+[.Q55]+MOD([.Q54]+[.Q55]-[.Q57];2))/2);2)" office:value-type="float" office:value="0" calcext:value-type="float">
            <text:p>0</text:p>
          </table:table-cell>
          <table:table-cell/>
          <table:table-cell table:formula="of:=MOD(MOD([.Q54]+[.Q55];2)+INT(([.R54]+[.R55]+MOD([.R54]+[.R55]-[.R57];2))/2);2)" office:value-type="float" office:value="0" calcext:value-type="float">
            <text:p>0</text:p>
          </table:table-cell>
          <table:table-cell table:formula="of:=MOD(MOD([.R54]+[.R55];2)+INT(([.S54]+[.S55]+MOD([.S54]+[.S55]-[.S57];2))/2);2)" office:value-type="float" office:value="1" calcext:value-type="float">
            <text:p>1</text:p>
          </table:table-cell>
          <table:table-cell table:formula="of:=MOD(MOD([.S54]+[.S55];2)+INT(([.T54]+[.T55]+MOD([.T54]+[.T55]-[.T57];2))/2);2)" office:value-type="float" office:value="0" calcext:value-type="float">
            <text:p>0</text:p>
          </table:table-cell>
          <table:table-cell table:formula="of:=MOD(MOD([.T54]+[.T55];2)+INT(([.V54]+[.V55]+MOD([.V54]+[.V55]-[.V57];2))/2);2)" office:value-type="float" office:value="0" calcext:value-type="float">
            <text:p>0</text:p>
          </table:table-cell>
          <table:table-cell/>
          <table:table-cell table:formula="of:=MOD(MOD([.V54]+[.V55];2)+INT(([.W54]+[.W55]+MOD([.W54]+[.W55]-[.W57];2))/2);2)" office:value-type="float" office:value="1" calcext:value-type="float">
            <text:p>1</text:p>
          </table:table-cell>
          <table:table-cell table:formula="of:=MOD(MOD([.W54]+[.W55];2)+INT(([.X54]+[.X55]+MOD([.X54]+[.X55]-[.X57];2))/2);2)" office:value-type="float" office:value="0" calcext:value-type="float">
            <text:p>0</text:p>
          </table:table-cell>
          <table:table-cell table:formula="of:=MOD(MOD([.X54]+[.X55];2)+INT(([.Y54]+[.Y55]+MOD([.Y54]+[.Y55]-[.Y57];2))/2);2)" office:value-type="float" office:value="1" calcext:value-type="float">
            <text:p>1</text:p>
          </table:table-cell>
          <table:table-cell table:style-name="ce34" table:formula="of:=MOD([.Y54]+[.Y55];2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57]+[.X57]*2+[.W57]*4+[.V57]*8+[.T57]*16+[.S57]*32+[.R57]*64+[.Q57]*128+[.O57]*256+[.N57]*512+[.M57]*1024+[.L57]*2048+[.J57]*4096+[.I57]*8192+[.H57]*16384+[.G57]*32768-(65536*[.Y59])" office:value-type="float" office:value="-16309" calcext:value-type="float">
            <text:p>-16309</text:p>
          </table:table-cell>
          <table:table-cell table:number-columns-repeated="2"/>
          <table:table-cell table:formula="of:=[.AD54]+[.AD55]" office:value-type="float" office:value="-16309" calcext:value-type="float">
            <text:p>-16309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54]+[.G55]-[.G57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57:.Y57])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54]+[.T55]-[.T57]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57:.Y57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54]&lt;0;1;0)+IF([.AD55]&lt;0;1;0)+INT(([.G54]+[.G55]+[.I59])/2);2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57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2"/>
          <table:table-cell table:style-name="ce8" table:number-columns-repeated="15"/>
          <table:table-cell/>
          <table:table-cell table:style-name="ce8" table:number-columns-repeated="6"/>
          <table:table-cell table:style-name="ce33"/>
          <table:table-cell table:style-name="ce8" table:number-columns-repeated="5"/>
          <table:table-cell/>
          <table:table-cell table:style-name="ce41" table:formula="of:=IF(AND([.AD61]&gt;0;[.AD62]&gt;0);&quot;При сложении двух положительных чисел получен &quot;;&quot;&quot;)&amp;IF(OR(AND([.AD61]&gt;0;[.AD62]&lt;0);AND([.AD61]&lt;0;[.AD62]&gt;0));&quot;При сложении положительного и отрицательного числа получен &quot;;&quot;&quot;)&amp;IF(AND([.AD61]&lt;0;[.AD62]&lt;0);&quot;При сложении двух отрицательных чисел получен &quot;;&quot;&quot;)&amp;IF([.AA64]&gt;0;&quot;положительный ответ. &quot;;&quot;&quot;)&amp;IF([.AA64]=0;&quot;ноль. &quot;;&quot;&quot;)&amp;IF([.AA64]&lt;0;&quot;отрицательный ответ. &quot;;&quot;&quot;)&amp;IF([.AA64]=[.AD64];&quot;Ответ верный и совпадает с десятичными значениями.&quot;;&quot;&quot;)&amp;IF(NOT([.AA64]=[.AD64]);&quot;Ответ неверный и не совпадает с десятичными значениями.&quot;;&quot;&quot;)" office:value-type="string" office:string-value="При сложении положительного и отрицательного числа получен положительный ответ. Ответ верный и совпадает с десятичными значениями." calcext:value-type="string" table:number-columns-spanned="4" table:number-rows-spanned="7">
            <text:p>При сложении положительного и отрицательного числа получен положительный ответ. Ответ верный и совпадает с десятичными значениями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В11+B3</text:p>
          </table:table-cell>
          <table:table-cell/>
          <table:table-cell table:style-name="ce15" office:value-type="string" calcext:value-type="string">
            <text:p>B11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L14]" office:value-type="float" office:value="0" calcext:value-type="float">
            <text:p>0</text:p>
          </table:table-cell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1" calcext:value-type="float">
            <text:p>1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formula="of:=[.V14]" office:value-type="float" office:value="1" calcext:value-type="float">
            <text:p>1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1" calcext:value-type="float">
            <text:p>1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X11</text:p>
          </table:table-cell>
          <table:table-cell table:formula="of:=[.C14]" office:value-type="float" office:value="-16309" calcext:value-type="float">
            <text:p>-16309</text:p>
          </table:table-cell>
          <table:table-cell/>
          <table:covered-table-cell table:style-name="ce37"/>
          <table:covered-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+</text:p>
          </table:table-cell>
          <table:table-cell table:style-name="ce15" office:value-type="string" calcext:value-type="string">
            <text:p>B3</text:p>
          </table:table-cell>
          <table:table-cell/>
          <table:table-cell table:style-name="ce11" table:formula="of:=[.G6]" office:value-type="float" office:value="0" calcext:value-type="float">
            <text:p>0</text:p>
          </table:table-cell>
          <table:table-cell table:style-name="ce11" table:formula="of:=[.H6]" office:value-type="float" office:value="1" calcext:value-type="float">
            <text:p>1</text:p>
          </table:table-cell>
          <table:table-cell table:style-name="ce11" table:formula="of:=[.I6]" office:value-type="float" office:value="0" calcext:value-type="float">
            <text:p>0</text:p>
          </table:table-cell>
          <table:table-cell table:style-name="ce11" table:formula="of:=[.J6]" office:value-type="float" office:value="1" calcext:value-type="float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L6]" office:value-type="float" office:value="1" calcext:value-type="float">
            <text:p>1</text:p>
          </table:table-cell>
          <table:table-cell table:style-name="ce11" table:formula="of:=[.M6]" office:value-type="float" office:value="1" calcext:value-type="float">
            <text:p>1</text:p>
          </table:table-cell>
          <table:table-cell table:style-name="ce11" table:formula="of:=[.N6]" office:value-type="float" office:value="0" calcext:value-type="float">
            <text:p>0</text:p>
          </table:table-cell>
          <table:table-cell table:style-name="ce11" table:formula="of:=[.O6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Q6]" office:value-type="float" office:value="0" calcext:value-type="float">
            <text:p>0</text:p>
          </table:table-cell>
          <table:table-cell table:style-name="ce31" table:formula="of:=[.R6]" office:value-type="float" office:value="0" calcext:value-type="float">
            <text:p>0</text:p>
          </table:table-cell>
          <table:table-cell table:style-name="ce11" table:formula="of:=[.S6]" office:value-type="float" office:value="0" calcext:value-type="float">
            <text:p>0</text:p>
          </table:table-cell>
          <table:table-cell table:style-name="ce11" table:formula="of:=[.T6]" office:value-type="float" office:value="0" calcext:value-type="float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table:formula="of:=[.V6]" office:value-type="float" office:value="1" calcext:value-type="float">
            <text:p>1</text:p>
          </table:table-cell>
          <table:table-cell table:style-name="ce11" table:formula="of:=[.W6]" office:value-type="float" office:value="0" calcext:value-type="float">
            <text:p>0</text:p>
          </table:table-cell>
          <table:table-cell table:style-name="ce11" table:formula="of:=[.X6]" office:value-type="float" office:value="1" calcext:value-type="float">
            <text:p>1</text:p>
          </table:table-cell>
          <table:table-cell table:style-name="ce11"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X3</text:p>
          </table:table-cell>
          <table:table-cell table:formula="of:=[.C6]" office:value-type="float" office:value="23563" calcext:value-type="float">
            <text:p>23563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office:value-type="string" calcext:value-type="string">
            <text:p>------------</text:p>
          </table:table-cell>
          <table:table-cell table:number-columns-repeated="19"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---</text:p>
          </table:table-cell>
          <table:table-cell office:value-type="string" calcext:value-type="string">
            <text:p>-------------------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formula="of:=MOD(MOD([.G61]+[.G62];2)+INT(([.H61]+[.H62]+MOD([.H61]+[.H62]-[.H64];2))/2);2)" office:value-type="float" office:value="0" calcext:value-type="float">
            <text:p>0</text:p>
          </table:table-cell>
          <table:table-cell table:formula="of:=MOD(MOD([.H61]+[.H62];2)+INT(([.I61]+[.I62]+MOD([.I61]+[.I62]-[.I64];2))/2);2)" office:value-type="float" office:value="0" calcext:value-type="float">
            <text:p>0</text:p>
          </table:table-cell>
          <table:table-cell table:formula="of:=MOD(MOD([.I61]+[.I62];2)+INT(([.J61]+[.J62]+MOD([.J61]+[.J62]-[.J64];2))/2);2)" office:value-type="float" office:value="0" calcext:value-type="float">
            <text:p>0</text:p>
          </table:table-cell>
          <table:table-cell table:formula="of:=MOD(MOD([.J61]+[.J62];2)+INT(([.L61]+[.L62]+MOD([.L61]+[.L62]-[.L64];2))/2);2)" office:value-type="float" office:value="1" calcext:value-type="float">
            <text:p>1</text:p>
          </table:table-cell>
          <table:table-cell/>
          <table:table-cell table:formula="of:=MOD(MOD([.L61]+[.L62];2)+INT(([.M61]+[.M62]+MOD([.M61]+[.M62]-[.M64];2))/2);2)" office:value-type="float" office:value="1" calcext:value-type="float">
            <text:p>1</text:p>
          </table:table-cell>
          <table:table-cell table:formula="of:=MOD(MOD([.M61]+[.M62];2)+INT(([.N61]+[.N62]+MOD([.N61]+[.N62]-[.N64];2))/2);2)" office:value-type="float" office:value="1" calcext:value-type="float">
            <text:p>1</text:p>
          </table:table-cell>
          <table:table-cell table:formula="of:=MOD(MOD([.N61]+[.N62];2)+INT(([.O61]+[.O62]+MOD([.O61]+[.O62]-[.O64];2))/2);2)" office:value-type="float" office:value="0" calcext:value-type="float">
            <text:p>0</text:p>
          </table:table-cell>
          <table:table-cell table:formula="of:=MOD(MOD([.O61]+[.O62];2)+INT(([.Q61]+[.Q62]+MOD([.Q61]+[.Q62]-[.Q64];2))/2);2)" office:value-type="float" office:value="0" calcext:value-type="float">
            <text:p>0</text:p>
          </table:table-cell>
          <table:table-cell/>
          <table:table-cell table:formula="of:=MOD(MOD([.Q61]+[.Q62];2)+INT(([.R61]+[.R62]+MOD([.R61]+[.R62]-[.R64];2))/2);2)" office:value-type="float" office:value="0" calcext:value-type="float">
            <text:p>0</text:p>
          </table:table-cell>
          <table:table-cell table:formula="of:=MOD(MOD([.R61]+[.R62];2)+INT(([.S61]+[.S62]+MOD([.S61]+[.S62]-[.S64];2))/2);2)" office:value-type="float" office:value="1" calcext:value-type="float">
            <text:p>1</text:p>
          </table:table-cell>
          <table:table-cell table:formula="of:=MOD(MOD([.S61]+[.S62];2)+INT(([.T61]+[.T62]+MOD([.T61]+[.T62]-[.T64];2))/2);2)" office:value-type="float" office:value="0" calcext:value-type="float">
            <text:p>0</text:p>
          </table:table-cell>
          <table:table-cell table:formula="of:=MOD(MOD([.T61]+[.T62];2)+INT(([.V61]+[.V62]+MOD([.V61]+[.V62]-[.V64];2))/2);2)" office:value-type="float" office:value="1" calcext:value-type="float">
            <text:p>1</text:p>
          </table:table-cell>
          <table:table-cell/>
          <table:table-cell table:formula="of:=MOD(MOD([.V61]+[.V62];2)+INT(([.W61]+[.W62]+MOD([.W61]+[.W62]-[.W64];2))/2);2)" office:value-type="float" office:value="0" calcext:value-type="float">
            <text:p>0</text:p>
          </table:table-cell>
          <table:table-cell table:formula="of:=MOD(MOD([.W61]+[.W62];2)+INT(([.X61]+[.X62]+MOD([.X61]+[.X62]-[.X64];2))/2);2)" office:value-type="float" office:value="1" calcext:value-type="float">
            <text:p>1</text:p>
          </table:table-cell>
          <table:table-cell table:formula="of:=MOD(MOD([.X61]+[.X62];2)+INT(([.Y61]+[.Y62]+MOD([.Y61]+[.Y62]-[.Y64];2))/2);2)" office:value-type="float" office:value="1" calcext:value-type="float">
            <text:p>1</text:p>
          </table:table-cell>
          <table:table-cell table:style-name="ce34" table:formula="of:=MOD([.Y61]+[.Y62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[.Y64]+[.X64]*2+[.W64]*4+[.V64]*8+[.T64]*16+[.S64]*32+[.R64]*64+[.Q64]*128+[.O64]*256+[.N64]*512+[.M64]*1024+[.L64]*2048+[.J64]*4096+[.I64]*8192+[.H64]*16384+[.G64]*32768-(65536*[.Y66])" office:value-type="float" office:value="7254" calcext:value-type="float">
            <text:p>7254</text:p>
          </table:table-cell>
          <table:table-cell table:number-columns-repeated="2"/>
          <table:table-cell table:formula="of:=[.AD61]+[.AD62]" office:value-type="float" office:value="7254" calcext:value-type="float">
            <text:p>7254</text:p>
          </table:table-cell>
          <table:table-cell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 table:number-columns-repeated="19"/>
          <table:table-cell table:style-name="ce17"/>
          <table:table-cell table:number-columns-repeated="6"/>
          <table:covered-table-cell table:number-columns-repeated="4"/>
        </table:table-row>
        <table:table-row table:style-name="ro1">
          <table:table-cell table:number-columns-repeated="4"/>
          <table:table-cell table:style-name="ce15"/>
          <table:table-cell/>
          <table:table-cell table:style-name="ce15" office:value-type="string" calcext:value-type="string" table:number-columns-spanned="2" table:number-rows-spanned="1">
            <text:p>СF=</text:p>
          </table:table-cell>
          <table:covered-table-cell/>
          <table:table-cell table:style-name="ce17" table:formula="of:=MOD([.G61]+[.G62]-[.G64]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PF=</text:p>
          </table:table-cell>
          <table:covered-table-cell/>
          <table:table-cell table:style-name="ce17" table:formula="of:=MOD(SUM([.Q64:.Y64]);2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AF=</text:p>
          </table:table-cell>
          <table:covered-table-cell/>
          <table:table-cell table:style-name="ce17" table:formula="of:=MOD([.T61]+[.T62]-[.T64];2)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ZF=</text:p>
          </table:table-cell>
          <table:covered-table-cell/>
          <table:table-cell table:style-name="ce17" table:formula="of:=IF(SUM([.G64:.Y64])&gt;0;0;1)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2" table:number-rows-spanned="1">
            <text:p>SF=</text:p>
          </table:table-cell>
          <table:covered-table-cell/>
          <table:table-cell table:style-name="ce17" table:formula="of:=MOD(IF([.AD61]&lt;0;1;0)+IF([.AD62]&lt;0;1;0)+INT(([.G61]+[.G62]+[.I66])/2);2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OF=</text:p>
          </table:table-cell>
          <table:table-cell table:style-name="ce25" table:formula="of:=IF(OR(ABS([.AD64])&gt;=65536;);1;0)" office:value-type="float" office:value="0" calcext:value-type="float">
            <text:p>0</text:p>
          </table:table-cell>
          <table:table-cell table:style-name="ce17"/>
          <table:table-cell table:number-columns-repeated="2"/>
          <table:covered-table-cell table:number-columns-repeated="4"/>
        </table:table-row>
        <table:table-row table:style-name="ro1">
          <table:table-cell table:number-columns-repeated="31"/>
          <table:table-cell table:style-name="ce41"/>
          <table:table-cell table:number-columns-repeated="3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13"/>
          <table:table-cell table:style-name="ce8"/>
          <table:table-cell table:number-columns-repeated="21"/>
        </table:table-row>
        <table:table-row table:style-name="ro1" table:number-rows-repeated="1048504">
          <table:table-cell table:number-columns-repeated="35"/>
        </table:table-row>
        <table:table-row table:style-name="ro1">
          <table:table-cell table:number-columns-repeated="35"/>
        </table:table-row>
        <calcext:conditional-formats>
          <calcext:conditional-format calcext:target-range-address="Лист1.G4:Лист1.Y7 Лист1.G62:Лист1.Y62 Лист1.G33:Лист1.Y33 Лист1.G54:Лист1.Y54 Лист1.G26:Лист1.Y27 Лист1.G19:Лист1.Y20">
            <calcext:condition calcext:apply-style-name="Без имени1" calcext:value="=1" calcext:base-cell-address="Лист1.G4"/>
            <calcext:condition calcext:apply-style-name="Без имени2" calcext:value="=0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ffa6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729fc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2:26:03.9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21:27:03.967000000</meta:creation-date>
    <dc:date>2023-12-04T12:30:48.497000000</dc:date>
    <meta:editing-duration>PT3H8M32S</meta:editing-duration>
    <meta:editing-cycles>10</meta:editing-cycles>
    <meta:generator>LibreOffice/7.3.2.2$Windows_X86_64 LibreOffice_project/49f2b1bff42cfccbd8f788c8dc32c1c309559be0</meta:generator>
    <meta:document-statistic meta:table-count="1" meta:cell-count="993" meta:object-count="0"/>
  </office:meta>
</office:document-meta>
</file>